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5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text-position="" fo:font-size="11.5pt" fo:language="en" fo:country="US" fo:text-shadow="none" style:text-underline-style="none" style:text-underline-mode="continuous" style:text-overline-mode="continuous" style:text-line-through-mode="continuous" style:font-size-asian="11.5pt" style:language-asian="en" style:country-asian="US" style:font-size-complex="11.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9b7c6" style:text-outline="false" style:text-line-through-style="none" style:text-line-through-type="none" fo:font-size="11.5pt" fo:language="en" fo:country="US" fo:text-shadow="none" style:text-underline-style="none" style:text-underline-mode="continuous" style:text-overline-mode="continuous" style:text-line-through-mode="continuous" style:font-size-asian="11.5pt" style:language-asian="en" style:country-asian="US" style:font-size-complex="11.5pt" style:language-complex="en" style:country-complex="US" style:text-emphasize="none" style:font-relief="none" style:text-overline-style="none" style:text-overline-color="font-color"/>
    </style:style>
    <style:style style:name="T2" style:family="text">
      <style:text-properties fo:color="#a9b7c6" style:font-name="Source Code Pro" fo:font-size="11.5pt" fo:font-style="normal" fo:font-weight="normal" style:font-name-asian="Source Code Pro" style:font-size-asian="11.5pt" style:font-style-asian="normal" style:font-weight-asian="normal" style:font-name-complex="Source Code Pro" style:font-size-complex="11.5pt" style:font-style-complex="normal" style:font-weight-complex="normal"/>
    </style:style>
    <style:style style:name="T3" style:family="text">
      <style:text-properties fo:color="#a9b7c6" style:font-name="Source Code Pro" fo:font-size="11.5pt" fo:font-weight="normal" fo:font-style="normal" style:font-name-asian="Source Code Pro" style:font-name-complex="Source Code Pro" style:font-size-asian="11.5pt" style:font-size-complex="11.5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<text:span text:style-name="T1"/><text:span text:style-name="T1"/><text:span text:style-name="T2">1, 1.3952, 0.3874</text:span><text:span text:style-name="T2"/><text:span text:style-name="T2">1, 1.1292, 0.3598</text:span><text:span text:style-name="T2"/><text:span text:style-name="T2">1, 0.8455, 0.4525</text:span><text:span text:style-name="T2"/><text:span text:style-name="T2">1, 0.5380, 0.4968</text:span><text:span text:style-name="T2"/><text:span text:style-name="T2">1, 0.3810, 0.5620</text:span><text:span text:style-name="T2"/><text:span text:style-name="T2">1, 0.3108, 0.6129</text:span><text:span text:style-name="T2"/><text:span text:style-name="T2">1, 0.2720, 0.6618</text:span><text:span text:style-name="T2"/><text:span text:style-name="T2">1, 0.2262, 0.6660</text:span><text:span text:style-name="T2"/><text:span text:style-name="T2">1, 0.2054, 0.6936</text:span><text:span text:style-name="T2"/><text:span text:style-name="T2">1, 0.2064, 0.6715</text:span><text:span text:style-name="T2"/><text:span text:style-name="T2">1, 0.2422, 0.6703</text:span><text:span text:style-name="T2"/><text:span text:style-name="T2">1, 0.2589, 0.6796</text:span><text:span text:style-name="T2"/><text:span text:style-name="T2">1, 0.1858, 0.7044</text:span><text:span text:style-name="T2"/><text:span text:style-name="T2">1, 0.2383, 0.7268</text:span><text:span text:style-name="T2"/><text:span text:style-name="T2">1, 0.2156, 0.7312</text:span><text:span text:style-name="T2"/><text:span text:style-name="T2">0, 75.7426 </text:span><text:span text:style-name="T2"/><text:span text:style-name="T2"/><text:span text:style-name="T2">1, 0.2084, 0.7250</text:span><text:span text:style-name="T2"/><text:span text:style-name="T2">1, 0.2090, 0.7338</text:span><text:span text:style-name="T2"/><text:span text:style-name="T2">1, 0.2204, 0.6953</text:span><text:span text:style-name="T2"/><text:span text:style-name="T2">1, 0.1780, 0.7532</text:span><text:span text:style-name="T2"/><text:span text:style-name="T2">1, 0.1764, 0.7289</text:span><text:span text:style-name="T2"/><text:span text:style-name="T2">1, 0.2292, 0.7269</text:span><text:span text:style-name="T2"/><text:span text:style-name="T2">1, 0.1955, 0.7313</text:span><text:span text:style-name="T2"/><text:span text:style-name="T2">1, 0.1754, 0.7575</text:span><text:span text:style-name="T2"/><text:span text:style-name="T2">1, 0.1966, 0.7337</text:span><text:span text:style-name="T2"/><text:span text:style-name="T2">1, 0.1571, 0.7648</text:span><text:span text:style-name="T2"/><text:span text:style-name="T2">1, 0.1938, 0.7614</text:span><text:span text:style-name="T2"/><text:span text:style-name="T2">1, 0.2173, 0.7380</text:span><text:span text:style-name="T2"/><text:span text:style-name="T2">1, 0.1763, 0.7532</text:span><text:span text:style-name="T2"/><text:span text:style-name="T2">1, 0.1884, 0.7641</text:span><text:span text:style-name="T2"/><text:span text:style-name="T2">1, 0.1762, 0.7505</text:span><text:span text:style-name="T2"/><text:span text:style-name="T2">1, 29.3762 </text:span><text:span text:style-name="T2"/><text:span text:style-name="T2"/><text:span text:style-name="T2">0.7521</text:span><text:span text:style-name="T2"/><text:span text:style-name="T2"/><text:span text:style-name="T2">1, 0.1915, 0.7531</text:span><text:span text:style-name="T2"/><text:span text:style-name="T2">1, 0.1541, 0.7746</text:span><text:span text:style-name="T2"/><text:span text:style-name="T2">1, 0.1990, 0.7377</text:span><text:span text:style-name="T2"/><text:span text:style-name="T2">1, 0.1708, 0.7627</text:span><text:span text:style-name="T2"/><text:span text:style-name="T2">1, 0.1693, 0.7323</text:span><text:span text:style-name="T2"/><text:span text:style-name="T2">1, 0.1892, 0.7651</text:span><text:span text:style-name="T2"/><text:span text:style-name="T2">1, 0.1618, 0.7528</text:span><text:span text:style-name="T2"/><text:span text:style-name="T2">1, 0.1817, 0.7654</text:span><text:span text:style-name="T2"/><text:span text:style-name="T2">1, 0.1722, 0.7665</text:span><text:span text:style-name="T2"/><text:span text:style-name="T2">1, 0.1760, 0.7352</text:span><text:span text:style-name="T2"/><text:span text:style-name="T2">1, 0.1751, 0.7605</text:span><text:span text:style-name="T2"/><text:span text:style-name="T2">1, 0.1481, 0.7481</text:span><text:span text:style-name="T2"/><text:span text:style-name="T2">1, 0.1704, 0.7782</text:span><text:span text:style-name="T2"/><text:span text:style-name="T2">1, 0.1630, 0.7750</text:span><text:span text:style-name="T2"/><text:span text:style-name="T2">1, 0.1639, 0.7873</text:span><text:span text:style-name="T2"/><text:span text:style-name="T2">2, 26.8420 </text:span><text:span text:style-name="T2"/><text:span text:style-name="T2"/><text:span text:style-name="T2">0.7710</text:span><text:span text:style-name="T2"/><text:span text:style-name="T2"/><text:span text:style-name="T2">1, 0.1567, 0.7813</text:span><text:span text:style-name="T2"/><text:span text:style-name="T2">1, 0.1939, 0.7713</text:span><text:span text:style-name="T2"/><text:span text:style-name="T2">1, 0.1677, 0.7772</text:span><text:span text:style-name="T2"/><text:span text:style-name="T2">1, 0.1748, 0.7570</text:span><text:span text:style-name="T2"/><text:span text:style-name="T2">1, 0.1617, 0.7789</text:span><text:span text:style-name="T2"/><text:span text:style-name="T2">1, 0.1934, 0.7581</text:span><text:span text:style-name="T2"/><text:span text:style-name="T2">1, 0.1818, 0.7494</text:span><text:span text:style-name="T2"/><text:span text:style-name="T2">1, 0.1625, 0.7789</text:span><text:span text:style-name="T2"/><text:span text:style-name="T2">1, 0.1468, 0.7709</text:span><text:span text:style-name="T2"/><text:span text:style-name="T2">1, 0.2016, 0.7704</text:span><text:span text:style-name="T2"/><text:span text:style-name="T2">1, 0.1583, 0.7846</text:span><text:span text:style-name="T2"/><text:span text:style-name="T2">1, 0.1839, 0.7605</text:span><text:span text:style-name="T2"/><text:span text:style-name="T2">1, 0.1504, 0.8021</text:span><text:span text:style-name="T2"/><text:span text:style-name="T2">1, 0.1520, 0.7791</text:span><text:span text:style-name="T2"/><text:span text:style-name="T2">1, 0.1598, 0.7822</text:span><text:span text:style-name="T2"/><text:span text:style-name="T2">3, 25.5803 </text:span><text:span text:style-name="T2"/><text:span text:style-name="T2"/><text:span text:style-name="T2">0.7766</text:span><text:span text:style-name="T2"/><text:span text:style-name="T2"/><text:span text:style-name="T2">1, 0.1590, 0.7802</text:span><text:span text:style-name="T2"/><text:span text:style-name="T2">1, 0.1755, 0.7844</text:span><text:span text:style-name="T2"/><text:span text:style-name="T2">1, 0.1913, 0.7623</text:span><text:span text:style-name="T2"/><text:span text:style-name="T2">1, 0.1570, 0.7873</text:span><text:span text:style-name="T2"/><text:span text:style-name="T2">1, 0.1587, 0.7923</text:span><text:span text:style-name="T2"/><text:span text:style-name="T2">1, 0.1657, 0.7681</text:span><text:span text:style-name="T2"/><text:span text:style-name="T2">1, 0.1588, 0.7798</text:span><text:span text:style-name="T2"/><text:span text:style-name="T2">1, 0.1778, 0.7829</text:span><text:span text:style-name="T2"/><text:span text:style-name="T2">1, 0.1749, 0.7850</text:span><text:span text:style-name="T2"/><text:span text:style-name="T2">1, 0.1365, 0.8044</text:span><text:span text:style-name="T2"/><text:span text:style-name="T2">1, 0.1467, 0.7685</text:span><text:span text:style-name="T2"/><text:span text:style-name="T2">1, 0.1737, 0.7925</text:span><text:span text:style-name="T2"/><text:span text:style-name="T2">1, 0.1790, 0.7658</text:span><text:span text:style-name="T2"/><text:span text:style-name="T2">1, 0.1392, 0.7854</text:span><text:span text:style-name="T2"/><text:span text:style-name="T2">1, 0.1629, 0.7882</text:span><text:span text:style-name="T2"/><text:span text:style-name="T2">4, 24.8237 </text:span><text:span text:style-name="T2"/><text:span text:style-name="T2"/><text:span text:style-name="T2">0.7836</text:span><text:span text:style-name="T2"/><text:span text:style-name="T2"/><text:span text:style-name="T2">1, 0.1709, 0.7814</text:span><text:span text:style-name="T2"/><text:span text:style-name="T2">1, 0.1869, 0.7887</text:span><text:span text:style-name="T2"/><text:span text:style-name="T2">1, 0.1701, 0.7738</text:span><text:span text:style-name="T2"/><text:span text:style-name="T2">1, 0.1485, 0.8019</text:span><text:span text:style-name="T2"/><text:span text:style-name="T2">1, 0.1412, 0.7919</text:span><text:span text:style-name="T2"/><text:span text:style-name="T2">1, 0.1756, 0.7802</text:span><text:span text:style-name="T2"/><text:span text:style-name="T2">1, 0.1489, 0.7933</text:span><text:span text:style-name="T2"/><text:span text:style-name="T2">1, 0.1458, 0.7862</text:span><text:span text:style-name="T2"/><text:span text:style-name="T2">1, 0.1596, 0.7907</text:span><text:span text:style-name="T2"/><text:span text:style-name="T2">1, 0.1764, 0.7815</text:span><text:span text:style-name="T2"/><text:span text:style-name="T2">1, 0.1479, 0.7993</text:span><text:span text:style-name="T2"/><text:span text:style-name="T2">1, 0.1635, 0.7830</text:span><text:span text:style-name="T2"/><text:span text:style-name="T2">1, 0.1803, 0.7810</text:span><text:span text:style-name="T2"/><text:span text:style-name="T2">1, 0.1762, 0.7766</text:span><text:span text:style-name="T2"/><text:span text:style-name="T2">1, 0.1589, 0.7811</text:span><text:span text:style-name="T2"/><text:span text:style-name="T2">5, 24.3298 </text:span><text:span text:style-name="T2"/><text:span text:style-name="T2"/><text:span text:style-name="T2">0.7872</text:span><text:span text:style-name="T2"/><text:span text:style-name="T2"/><text:span text:style-name="T2">1, 0.1750, 0.7825</text:span><text:span text:style-name="T2"/><text:span text:style-name="T2">1, 0.1824, 0.7881</text:span><text:span text:style-name="T2"/><text:span text:style-name="T2">1, 0.1547, 0.7891</text:span><text:span text:style-name="T2"/><text:span text:style-name="T2">1, 0.1835, 0.7832</text:span><text:span text:style-name="T2"/><text:span text:style-name="T2">1, 0.1501, 0.7971</text:span><text:span text:style-name="T2"/><text:span text:style-name="T2">1, 0.1635, 0.7830</text:span><text:span text:style-name="T2"/><text:span text:style-name="T2">1, 0.1394, 0.7980</text:span><text:span text:style-name="T2"/><text:span text:style-name="T2">1, 0.1639, 0.7769</text:span><text:span text:style-name="T2"/><text:span text:style-name="T2">1, 0.1722, 0.7633</text:span><text:span text:style-name="T2"/><text:span text:style-name="T2">1, 0.1681, 0.7773</text:span><text:span text:style-name="T2"/><text:span text:style-name="T2">1, 0.1710, 0.7857</text:span><text:span text:style-name="T2"/><text:span text:style-name="T2">1, 0.1224, 0.7918</text:span><text:span text:style-name="T2"/><text:span text:style-name="T2">1, 0.1751, 0.7851</text:span><text:span text:style-name="T2"/><text:span text:style-name="T2">1, 0.1551, 0.7863</text:span><text:span text:style-name="T2"/><text:span text:style-name="T2">1, 0.1492, 0.7983</text:span><text:span text:style-name="T2"/><text:span text:style-name="T2">6, 23.9940 </text:span><text:span text:style-name="T2"/><text:span text:style-name="T2"/><text:span text:style-name="T2">0.7912</text:span><text:span text:style-name="T2"/><text:span text:style-name="T2"/><text:span text:style-name="T2">1, 0.1689, 0.7834</text:span><text:span text:style-name="T2"/><text:span text:style-name="T2">1, 0.1577, 0.8001</text:span><text:span text:style-name="T2"/><text:span text:style-name="T2">1, 0.1315, 0.7779</text:span><text:span text:style-name="T2"/><text:span text:style-name="T2">1, 0.1440, 0.8051</text:span><text:span text:style-name="T2"/><text:span text:style-name="T2">1, 0.1750, 0.7954</text:span><text:span text:style-name="T2"/><text:span text:style-name="T2">1, 0.1405, 0.7830</text:span><text:span text:style-name="T2"/><text:span text:style-name="T2">1, 0.1684, 0.7731</text:span><text:span text:style-name="T2"/><text:span text:style-name="T2">1, 0.1557, 0.7629</text:span><text:span text:style-name="T2"/><text:span text:style-name="T2">1, 0.1418, 0.7946</text:span><text:span text:style-name="T2"/><text:span text:style-name="T2">1, 0.1414, 0.7867</text:span><text:span text:style-name="T2"/><text:span text:style-name="T2">1, 0.1616, 0.7881</text:span><text:span text:style-name="T2"/><text:span text:style-name="T2">1, 0.1677, 0.7709</text:span><text:span text:style-name="T2"/><text:span text:style-name="T2">1, 0.1548, 0.7727</text:span><text:span text:style-name="T2"/><text:span text:style-name="T2">1, 0.1498, 0.7731</text:span><text:span text:style-name="T2"/><text:span text:style-name="T2">1, 0.1645, 0.7768</text:span><text:span text:style-name="T2"/><text:span text:style-name="T2">7, 23.7460 </text:span><text:span text:style-name="T2"/><text:span text:style-name="T2"/><text:span text:style-name="T2">0.7928</text:span><text:span text:style-name="T2"/><text:span text:style-name="T2"/><text:span text:style-name="T2">1, 0.1778, 0.7780</text:span><text:span text:style-name="T2"/><text:span text:style-name="T2">1, 0.1587, 0.7800</text:span><text:span text:style-name="T2"/><text:span text:style-name="T2">1, 0.1816, 0.7645</text:span><text:span text:style-name="T2"/><text:span text:style-name="T2">1, 0.1522, 0.7851</text:span><text:span text:style-name="T2"/><text:span text:style-name="T2">1, 0.1658, 0.7861</text:span><text:span text:style-name="T2"/><text:span text:style-name="T2">1, 0.1986, 0.7675</text:span><text:span text:style-name="T2"/><text:span text:style-name="T2">1, 0.1790, 0.7763</text:span><text:span text:style-name="T2"/><text:span text:style-name="T2">1, 0.1722, 0.7921</text:span><text:span text:style-name="T2"/><text:span text:style-name="T2">1, 0.1940, 0.7963</text:span><text:span text:style-name="T2"/><text:span text:style-name="T2">1, 0.1290, 0.7970</text:span><text:span text:style-name="T2"/><text:span text:style-name="T2">1, 0.1641, 0.7827</text:span><text:span text:style-name="T2"/><text:span text:style-name="T2">1, 0.1630, 0.7758</text:span><text:span text:style-name="T2"/><text:span text:style-name="T2">1, 0.1491, 0.7880</text:span><text:span text:style-name="T2"/><text:span text:style-name="T2">1, 0.1438, 0.7965</text:span><text:span text:style-name="T2"/><text:span text:style-name="T2">1, 0.1552, 0.7788</text:span><text:span text:style-name="T2"/><text:span text:style-name="T2">8, 23.4027 </text:span><text:span text:style-name="T2"/><text:span text:style-name="T2"/><text:span text:style-name="T2">0.7956</text:span><text:span text:style-name="T2"/><text:span text:style-name="T2"/><text:span text:style-name="T2">1, 0.1815, 0.7937</text:span><text:span text:style-name="T2"/><text:span text:style-name="T2">1, 0.1378, 0.7905</text:span><text:span text:style-name="T2"/><text:span text:style-name="T2">1, 0.1352, 0.7962</text:span><text:span text:style-name="T2"/><text:span text:style-name="T2">1, 0.1786, 0.7882</text:span><text:span text:style-name="T2"/><text:span text:style-name="T2">1, 0.1278, 0.7818</text:span><text:span text:style-name="T2"/><text:span text:style-name="T2">1, 0.1601, 0.7794</text:span><text:span text:style-name="T2"/><text:span text:style-name="T2">1, 0.1262, 0.8053</text:span><text:span text:style-name="T2"/><text:span text:style-name="T2">1, 0.1639, 0.8119</text:span><text:span text:style-name="T2"/><text:span text:style-name="T2">1, 0.1517, 0.8004</text:span><text:span text:style-name="T2"/><text:span text:style-name="T2">1, 0.1555, 0.7811</text:span><text:span text:style-name="T2"/><text:span text:style-name="T2">1, 0.1642, 0.7856</text:span><text:span text:style-name="T2"/><text:span text:style-name="T2">1, 0.1814, 0.8063</text:span><text:span text:style-name="T2"/><text:span text:style-name="T2">1, 0.1734, 0.7785</text:span><text:span text:style-name="T2"/><text:span text:style-name="T2">1, 0.1424, 0.7936</text:span><text:span text:style-name="T2"/><text:span text:style-name="T2">1, 0.1255, 0.7996</text:span><text:span text:style-name="T2"/><text:span text:style-name="T2">9, 23.1576 </text:span><text:span text:style-name="T2"/><text:span text:style-name="T2"/><text:span text:style-name="T2">0.7969</text:span><text:span text:style-name="T2"/><text:span text:style-name="T2"/><text:span text:style-name="T2">1, 0.1534, 0.7910</text:span><text:span text:style-name="T2"/><text:span text:style-name="T2">1, 0.1511, 0.8060</text:span><text:span text:style-name="T2"/><text:span text:style-name="T2">1, 0.1428, 0.7964</text:span><text:span text:style-name="T2"/><text:span text:style-name="T2">1, 0.1658, 0.8039</text:span><text:span text:style-name="T2"/><text:span text:style-name="T2">1, 0.1788, 0.7903</text:span><text:span text:style-name="T2"/><text:span text:style-name="T2">1, 0.1493, 0.7817</text:span><text:span text:style-name="T2"/><text:span text:style-name="T2">1, 0.1466, 0.7972</text:span><text:span text:style-name="T2"/><text:span text:style-name="T2">1, 0.1318, 0.7979</text:span><text:span text:style-name="T2"/><text:span text:style-name="T2">1, 0.1227, 0.7907</text:span><text:span text:style-name="T2"/><text:span text:style-name="T2">1, 0.1274, 0.8017</text:span><text:span text:style-name="T2"/><text:span text:style-name="T2">1, 0.1200, 0.8064</text:span><text:span text:style-name="T2"/><text:span text:style-name="T2">1, 0.1516, 0.7826</text:span><text:span text:style-name="T2"/><text:span text:style-name="T2">1, 0.1385, 0.8144</text:span><text:span text:style-name="T2"/><text:span text:style-name="T2">1, 0.1571, 0.8070</text:span><text:span text:style-name="T2"/><text:span text:style-name="T2">1, 0.1304, 0.8066</text:span><text:span text:style-name="T2"/><text:span text:style-name="T2">10, 22.9456 </text:span><text:span text:style-name="T2"/><text:span text:style-name="T2"/><text:span text:style-name="T2">0.7986</text:span><text:span text:style-name="T2"/><text:span text:style-name="T2"/><text:span text:style-name="T2">1, 0.1438, 0.7960</text:span><text:span text:style-name="T2"/><text:span text:style-name="T2">1, 0.1645, 0.7917</text:span><text:span text:style-name="T2"/><text:span text:style-name="T2">1, 0.1734, 0.7829</text:span><text:span text:style-name="T2"/><text:span text:style-name="T2">1, 0.1647, 0.7865</text:span><text:span text:style-name="T2"/><text:span text:style-name="T2">1, 0.1219, 0.7989</text:span><text:span text:style-name="T2"/><text:span text:style-name="T2">1, 0.1539, 0.7957</text:span><text:span text:style-name="T2"/><text:span text:style-name="T2">1, 0.1592, 0.7749</text:span><text:span text:style-name="T2"/><text:span text:style-name="T2">1, 0.1792, 0.7875</text:span><text:span text:style-name="T2"/><text:span text:style-name="T2">1, 0.1595, 0.7968</text:span><text:span text:style-name="T2"/><text:span text:style-name="T2">1, 0.1556, 0.7921</text:span><text:span text:style-name="T2"/><text:span text:style-name="T2">1, 0.1506, 0.7916</text:span><text:span text:style-name="T2"/><text:span text:style-name="T2">1, 0.1673, 0.7671</text:span><text:span text:style-name="T2"/><text:span text:style-name="T2">1, 0.1437, 0.7819</text:span><text:span text:style-name="T2"/><text:span text:style-name="T2">1, 0.1422, 0.7949</text:span><text:span text:style-name="T2"/><text:span text:style-name="T2">1, 0.1400, 0.7972</text:span><text:span text:style-name="T2"/><text:span text:style-name="T2">11, 22.7701 </text:span><text:span text:style-name="T2"/><text:span text:style-name="T2"/><text:span text:style-name="T2">0.7998</text:span><text:span text:style-name="T2"/><text:span text:style-name="T2"/><text:span text:style-name="T2">1, 0.1480, 0.8059</text:span><text:span text:style-name="T2"/><text:span text:style-name="T2">1, 0.1603, 0.8032</text:span><text:span text:style-name="T2"/><text:span text:style-name="T2">1, 0.1446, 0.8043</text:span><text:span text:style-name="T2"/><text:span text:style-name="T2">1, 0.1611, 0.7891</text:span><text:span text:style-name="T2"/><text:span text:style-name="T2">1, 0.1469, 0.8006</text:span><text:span text:style-name="T2"/><text:span text:style-name="T2">1, 0.1236, 0.7981</text:span><text:span text:style-name="T2"/><text:span text:style-name="T2">1, 0.1203, 0.8069</text:span><text:span text:style-name="T2"/><text:span text:style-name="T2">1, 0.1511, 0.7909</text:span><text:span text:style-name="T2"/><text:span text:style-name="T2">1, 0.1320, 0.8037</text:span><text:span text:style-name="T2"/><text:span text:style-name="T2">1, 0.1492, 0.7889</text:span><text:span text:style-name="T2"/><text:span text:style-name="T2">1, 0.1206, 0.7939</text:span><text:span text:style-name="T2"/><text:span text:style-name="T2">1, 0.1216, 0.7937</text:span><text:span text:style-name="T2"/><text:span text:style-name="T2">1, 0.1803, 0.7738</text:span><text:span text:style-name="T2"/><text:span text:style-name="T2">1, 0.1287, 0.8052</text:span><text:span text:style-name="T2"/><text:span text:style-name="T2">1, 0.1310, 0.7755</text:span><text:span text:style-name="T2"/><text:span text:style-name="T2">12, 22.5640 </text:span><text:span text:style-name="T2"/><text:span text:style-name="T2"/><text:span text:style-name="T2">0.8000</text:span><text:span text:style-name="T2"/><text:span text:style-name="T2"/><text:span text:style-name="T2">1, 0.1448, 0.8087</text:span><text:span text:style-name="T2"/><text:span text:style-name="T2">1, 0.1525, 0.7791</text:span><text:span text:style-name="T2"/><text:span text:style-name="T2">1, 0.1172, 0.8230</text:span><text:span text:style-name="T2"/><text:span text:style-name="T2">1, 0.1811, 0.7856</text:span><text:span text:style-name="T2"/><text:span text:style-name="T2">1, 0.1506, 0.7996</text:span><text:span text:style-name="T2"/><text:span text:style-name="T2">1, 0.1713, 0.7831</text:span><text:span text:style-name="T2"/><text:span text:style-name="T2">1, 0.1426, 0.8023</text:span><text:span text:style-name="T2"/><text:span text:style-name="T2">1, 0.1531, 0.8020</text:span><text:span text:style-name="T2"/><text:span text:style-name="T2">1, 0.1642, 0.7980</text:span><text:span text:style-name="T2"/><text:span text:style-name="T2">1, 0.1386, 0.7846</text:span><text:span text:style-name="T2"/><text:span text:style-name="T2">1, 0.1453, 0.8037</text:span><text:span text:style-name="T2"/><text:span text:style-name="T2">1, 0.1281, 0.7865</text:span><text:span text:style-name="T2"/><text:span text:style-name="T2">1, 0.1385, 0.7927</text:span><text:span text:style-name="T2"/><text:span text:style-name="T2">1, 0.1257, 0.8184</text:span><text:span text:style-name="T2"/><text:span text:style-name="T2">1, 0.1605, 0.8026</text:span><text:span text:style-name="T2"/><text:span text:style-name="T2">13, 22.3776 </text:span><text:span text:style-name="T2"/><text:span text:style-name="T2"/><text:span text:style-name="T2">0.8030</text:span><text:span text:style-name="T2"/><text:span text:style-name="T2"/><text:span text:style-name="T2">1, 0.1380, 0.8043</text:span><text:span text:style-name="T2"/><text:span text:style-name="T2">1, 0.1156, 0.7849</text:span><text:span text:style-name="T2"/><text:span text:style-name="T2">1, 0.1447, 0.7947</text:span><text:span text:style-name="T2"/><text:span text:style-name="T2">1, 0.1630, 0.7974</text:span><text:span text:style-name="T2"/><text:span text:style-name="T2">1, 0.1266, 0.8012</text:span><text:span text:style-name="T2"/><text:span text:style-name="T2">1, 0.1494, 0.7890</text:span><text:span text:style-name="T2"/><text:span text:style-name="T2">1, 0.1607, 0.7873</text:span><text:span text:style-name="T2"/><text:span text:style-name="T2">1, 0.1141, 0.7935</text:span><text:span text:style-name="T2"/><text:span text:style-name="T2">1, 0.1745, 0.7996</text:span><text:span text:style-name="T2"/><text:span text:style-name="T2">1, 0.1358, 0.8157</text:span><text:span text:style-name="T2"/><text:span text:style-name="T2">1, 0.1552, 0.7965</text:span><text:span text:style-name="T2"/><text:span text:style-name="T2">1, 0.1414, 0.7861</text:span><text:span text:style-name="T2"/><text:span text:style-name="T2">1, 0.1796, 0.7912</text:span><text:span text:style-name="T2"/><text:span text:style-name="T2">1, 0.1789, 0.7927</text:span><text:span text:style-name="T2"/><text:span text:style-name="T2">1, 0.1634, 0.8072</text:span><text:span text:style-name="T2"/><text:span text:style-name="T2">14, 22.2763 </text:span><text:span text:style-name="T2"/><text:span text:style-name="T2"/><text:span text:style-name="T2">0.8035</text:span><text:span text:style-name="T2"/><text:span text:style-name="T2"/><text:span text:style-name="T2">1, 0.1596, 0.7972</text:span><text:span text:style-name="T2"/><text:span text:style-name="T2">1, 0.1476, 0.7864</text:span><text:span text:style-name="T2"/><text:span text:style-name="T2">1, 0.1441, 0.8033</text:span><text:span text:style-name="T2"/><text:span text:style-name="T2">1, 0.1324, 0.8032</text:span><text:span text:style-name="T2"/><text:span text:style-name="T2">1, 0.1852, 0.7854</text:span><text:span text:style-name="T2"/><text:span text:style-name="T2">1, 0.1349, 0.7880</text:span><text:span text:style-name="T2"/><text:span text:style-name="T2">1, 0.1224, 0.8113</text:span><text:span text:style-name="T2"/><text:span text:style-name="T2">1, 0.1172, 0.7949</text:span><text:span text:style-name="T2"/><text:span text:style-name="T2">1, 0.1478, 0.8019</text:span><text:span text:style-name="T2"/><text:span text:style-name="T2">1, 0.1650, 0.8013</text:span><text:span text:style-name="T2"/><text:span text:style-name="T2">1, 0.1360, 0.8152</text:span><text:span text:style-name="T2"/><text:span text:style-name="T2">1, 0.1402, 0.8110</text:span><text:span text:style-name="T2"/><text:span text:style-name="T2">1, 0.1528, 0.7955</text:span><text:span text:style-name="T2"/><text:span text:style-name="T2">1, 0.1629, 0.8015</text:span><text:span text:style-name="T2"/><text:span text:style-name="T2">1, 0.1361, 0.8153</text:span><text:span text:style-name="T2"/><text:span text:style-name="T2">15, 22.1205 </text:span><text:span text:style-name="T2"/><text:span text:style-name="T2"/><text:span text:style-name="T2">0.8040</text:span><text:span text:style-name="T2"/><text:span text:style-name="T2"/><text:span text:style-name="T2">1, 0.1608, 0.7819</text:span><text:span text:style-name="T2"/><text:span text:style-name="T2">1, 0.1190, 0.8040</text:span><text:span text:style-name="T2"/><text:span text:style-name="T2">1, 0.1376, 0.8036</text:span><text:span text:style-name="T2"/><text:span text:style-name="T2">1, 0.1846, 0.7932</text:span><text:span text:style-name="T2"/><text:span text:style-name="T2">1, 0.1290, 0.8101</text:span><text:span text:style-name="T2"/><text:span text:style-name="T2">1, 0.1623, 0.7989</text:span><text:span text:style-name="T2"/><text:span text:style-name="T2">1, 0.1534, 0.8096</text:span><text:span text:style-name="T2"/><text:span text:style-name="T2">1, 0.1461, 0.8188</text:span><text:span text:style-name="T2"/><text:span text:style-name="T2">1, 0.1583, 0.7898</text:span><text:span text:style-name="T2"/><text:span text:style-name="T2">1, 0.1443, 0.8077</text:span><text:span text:style-name="T2"/><text:span text:style-name="T2">1, 0.1031, 0.8041</text:span><text:span text:style-name="T2"/><text:span text:style-name="T2">1, 0.1578, 0.7869</text:span><text:span text:style-name="T2"/><text:span text:style-name="T2">1, 0.1453, 0.8199</text:span><text:span text:style-name="T2"/><text:span text:style-name="T2">1, 0.1496, 0.8134</text:span><text:span text:style-name="T2"/><text:span text:style-name="T2">1, 0.1159, 0.8057</text:span><text:span text:style-name="T2"/><text:span text:style-name="T2">16, 22.0157 </text:span><text:span text:style-name="T2"/><text:span text:style-name="T2"/><text:span text:style-name="T2">0.8051</text:span><text:span text:style-name="T2"/><text:span text:style-name="T2"/><text:span text:style-name="T2">1, 0.1488, 0.8078</text:span><text:span text:style-name="T2"/><text:span text:style-name="T2">1, 0.1558, 0.8104</text:span><text:span text:style-name="T2"/><text:span text:style-name="T2">1, 0.1522, 0.7958</text:span><text:span text:style-name="T2"/><text:span text:style-name="T2">1, 0.1429, 0.7964</text:span><text:span text:style-name="T2"/><text:span text:style-name="T2">1, 0.1584, 0.8012</text:span><text:span text:style-name="T2"/><text:span text:style-name="T2">1, 0.1284, 0.8095</text:span><text:span text:style-name="T2"/><text:span text:style-name="T2">1, 0.1505, 0.8080</text:span><text:span text:style-name="T2"/><text:span text:style-name="T2">1, 0.1578, 0.8012</text:span><text:span text:style-name="T2"/><text:span text:style-name="T2">1, 0.1433, 0.8083</text:span><text:span text:style-name="T2"/><text:span text:style-name="T2">1, 0.1589, 0.8003</text:span><text:span text:style-name="T2"/><text:span text:style-name="T2">1, 0.1267, 0.8014</text:span><text:span text:style-name="T2"/><text:span text:style-name="T2">1, 0.1369, 0.8074</text:span><text:span text:style-name="T2"/><text:span text:style-name="T2">1, 0.1413, 0.7953</text:span><text:span text:style-name="T2"/><text:span text:style-name="T2">1, 0.1724, 0.7915</text:span><text:span text:style-name="T2"/><text:span text:style-name="T2">1, 0.1587, 0.7978</text:span><text:span text:style-name="T2"/><text:span text:style-name="T2">17, 21.8558 </text:span><text:span text:style-name="T2"/><text:span text:style-name="T2"/><text:span text:style-name="T2">0.8026</text:span><text:span text:style-name="T2"/><text:span text:style-name="T2"/><text:span text:style-name="T2">1, 0.1829, 0.8007</text:span><text:span text:style-name="T2"/><text:span text:style-name="T2">1, 0.1218, 0.8094</text:span><text:span text:style-name="T2"/><text:span text:style-name="T2">1, 0.1549, 0.7925</text:span><text:span text:style-name="T2"/><text:span text:style-name="T2">1, 0.1183, 0.8034</text:span><text:span text:style-name="T2"/><text:span text:style-name="T2">1, 0.1262, 0.7985</text:span><text:span text:style-name="T2"/><text:span text:style-name="T2">1, 0.1632, 0.7942</text:span><text:span text:style-name="T2"/><text:span text:style-name="T2">1, 0.1341, 0.8062</text:span><text:span text:style-name="T2"/><text:span text:style-name="T2">1, 0.1320, 0.8102</text:span><text:span text:style-name="T2"/><text:span text:style-name="T2">1, 0.1497, 0.8132</text:span><text:span text:style-name="T2"/><text:span text:style-name="T2">1, 0.1641, 0.7959</text:span><text:span text:style-name="T2"/><text:span text:style-name="T2">1, 0.1285, 0.7913</text:span><text:span text:style-name="T2"/><text:span text:style-name="T2">1, 0.1416, 0.7983</text:span><text:span text:style-name="T2"/><text:span text:style-name="T2">1, 0.1591, 0.8089</text:span><text:span text:style-name="T2"/><text:span text:style-name="T2">1, 0.1654, 0.7959</text:span><text:span text:style-name="T2"/><text:span text:style-name="T2">1, 0.1353, 0.8059</text:span><text:span text:style-name="T2"/><text:span text:style-name="T2">18, 21.7714 </text:span><text:span text:style-name="T2"/><text:span text:style-name="T2"/><text:span text:style-name="T2">0.8065</text:span><text:span text:style-name="T2"/><text:span text:style-name="T2"/><text:span text:style-name="T2">1, 0.1416, 0.8041</text:span><text:span text:style-name="T2"/><text:span text:style-name="T2">1, 0.1114, 0.8047</text:span><text:span text:style-name="T2"/><text:span text:style-name="T2">1, 0.1219, 0.8131</text:span><text:span text:style-name="T2"/><text:span text:style-name="T2">1, 0.1435, 0.8039</text:span><text:span text:style-name="T2"/><text:span text:style-name="T2">1, 0.1551, 0.7879</text:span><text:span text:style-name="T2"/><text:span text:style-name="T2">1, 0.1226, 0.8109</text:span><text:span text:style-name="T2"/><text:span text:style-name="T2">1, 0.1464, 0.8040</text:span><text:span text:style-name="T2"/><text:span text:style-name="T2">1, 0.1548, 0.8081</text:span><text:span text:style-name="T2"/><text:span text:style-name="T2">1, 0.1463, 0.8029</text:span><text:span text:style-name="T2"/><text:span text:style-name="T2">1, 0.1637, 0.8086</text:span><text:span text:style-name="T2"/><text:span text:style-name="T2">1, 0.1419, 0.8177</text:span><text:span text:style-name="T2"/><text:span text:style-name="T2">1, 0.1172, 0.8103</text:span><text:span text:style-name="T2"/><text:span text:style-name="T2">1, 0.1864, 0.7959</text:span><text:span text:style-name="T2"/><text:span text:style-name="T2">1, 0.1451, 0.7986</text:span><text:span text:style-name="T2"/><text:span text:style-name="T2">1, 0.1276, 0.8061</text:span><text:span text:style-name="T2"/><text:span text:style-name="T2">19, 21.6660 </text:span><text:span text:style-name="T2"/><text:span text:style-name="T2"/><text:span text:style-name="T2">0.8074</text:span><text:span text:style-name="T2"/><text:span text:style-name="T2"/><text:span text:style-name="T2">1, 0.1403, 0.8248</text:span><text:span text:style-name="T2"/><text:span text:style-name="T2">1, 0.1571, 0.8171</text:span><text:span text:style-name="T2"/><text:span text:style-name="T2">1, 0.1089, 0.8038</text:span><text:span text:style-name="T2"/><text:span text:style-name="T2">1, 0.1598, 0.7933</text:span><text:span text:style-name="T2"/><text:span text:style-name="T2">1, 0.1504, 0.7951</text:span><text:span text:style-name="T2"/><text:span text:style-name="T2">1, 0.1454, 0.8080</text:span><text:span text:style-name="T2"/><text:span text:style-name="T2">1, 0.1336, 0.8077</text:span><text:span text:style-name="T2"/><text:span text:style-name="T2">1, 0.1423, 0.8130</text:span><text:span text:style-name="T2"/><text:span text:style-name="T2">1, 0.1453, 0.7924</text:span><text:span text:style-name="T2"/><text:span text:style-name="T2">1, 0.1625, 0.7917</text:span><text:span text:style-name="T2"/><text:span text:style-name="T2">1, 0.1665, 0.7917</text:span><text:span text:style-name="T2"/><text:span text:style-name="T2">1, 0.1768, 0.7919</text:span><text:span text:style-name="T2"/><text:span text:style-name="T2">1, 0.1610, 0.7985</text:span><text:span text:style-name="T2"/><text:span text:style-name="T2">1, 0.1567, 0.7971</text:span><text:span text:style-name="T2"/><text:span text:style-name="T2">1, 0.1460, 0.8000</text:span><text:span text:style-name="T2"/><text:span text:style-name="T2">20, 21.5684 </text:span><text:span text:style-name="T2"/><text:span text:style-name="T2"/><text:span text:style-name="T2">0.8080</text:span><text:span text:style-name="T2"/><text:span text:style-name="T2"/><text:span text:style-name="T2">1, 0.1065, 0.8358</text:span><text:span text:style-name="T2"/><text:span text:style-name="T2">1, 0.1234, 0.8266</text:span><text:span text:style-name="T2"/><text:span text:style-name="T2">1, 0.1392, 0.7946</text:span><text:span text:style-name="T2"/><text:span text:style-name="T2">1, 0.1536, 0.7879</text:span><text:span text:style-name="T2"/><text:span text:style-name="T2">1, 0.1368, 0.7927</text:span><text:span text:style-name="T2"/><text:span text:style-name="T2">1, 0.1187, 0.8232</text:span><text:span text:style-name="T2"/><text:span text:style-name="T2">1, 0.1205, 0.8260</text:span><text:span text:style-name="T2"/><text:span text:style-name="T2">1, 0.1395, 0.8055</text:span><text:span text:style-name="T2"/><text:span text:style-name="T2">1, 0.1314, 0.8121</text:span><text:span text:style-name="T2"/><text:span text:style-name="T2">1, 0.1760, 0.7885</text:span><text:span text:style-name="T2"/><text:span text:style-name="T2">1, 0.1414, 0.7979</text:span><text:span text:style-name="T2"/><text:span text:style-name="T2">1, 0.1398, 0.8023</text:span><text:span text:style-name="T2"/><text:span text:style-name="T2">1, 0.1318, 0.7990</text:span><text:span text:style-name="T2"/><text:span text:style-name="T2">1, 0.1709, 0.7975</text:span><text:span text:style-name="T2"/><text:span text:style-name="T2">1, 0.1240, 0.8213</text:span><text:span text:style-name="T2"/><text:span text:style-name="T2">21, 21.4113 </text:span><text:span text:style-name="T2"/><text:span text:style-name="T2"/><text:span text:style-name="T2">0.8089</text:span><text:span text:style-name="T2"/><text:span text:style-name="T2"/><text:span text:style-name="T2">1, 0.1670, 0.7878</text:span><text:span text:style-name="T2"/><text:span text:style-name="T2">1, 0.1272, 0.8179</text:span><text:span text:style-name="T2"/><text:span text:style-name="T2">1, 0.1352, 0.8253</text:span><text:span text:style-name="T2"/><text:span text:style-name="T2">1, 0.1503, 0.8010</text:span><text:span text:style-name="T2"/><text:span text:style-name="T2">1, 0.1459, 0.7911</text:span><text:span text:style-name="T2"/><text:span text:style-name="T2">1, 0.1241, 0.8098</text:span><text:span text:style-name="T2"/><text:span text:style-name="T2">1, 0.1093, 0.8292</text:span><text:span text:style-name="T2"/><text:span text:style-name="T2">1, 0.1148, 0.8298</text:span><text:span text:style-name="T2"/><text:span text:style-name="T2">1, 0.1370, 0.8087</text:span><text:span text:style-name="T2"/><text:span text:style-name="T2">1, 0.1251, 0.8124</text:span><text:span text:style-name="T2"/><text:span text:style-name="T2">1, 0.1388, 0.8106</text:span><text:span text:style-name="T2"/><text:span text:style-name="T2">1, 0.1592, 0.8177</text:span><text:span text:style-name="T2"/><text:span text:style-name="T2">1, 0.1617, 0.7839</text:span><text:span text:style-name="T2"/><text:span text:style-name="T2">1, 0.1737, 0.7955</text:span><text:span text:style-name="T2"/><text:span text:style-name="T2">1, 0.1849, 0.7814</text:span><text:span text:style-name="T2"/><text:span text:style-name="T2">22, 21.2839 </text:span><text:span text:style-name="T2"/><text:span text:style-name="T2"/><text:span text:style-name="T2">0.8082</text:span><text:span text:style-name="T2"/><text:span text:style-name="T2"/><text:span text:style-name="T2">1, 0.1577, 0.8074</text:span><text:span text:style-name="T2"/><text:span text:style-name="T2">1, 0.1421, 0.7999</text:span><text:span text:style-name="T2"/><text:span text:style-name="T2">1, 0.1643, 0.8008</text:span><text:span text:style-name="T2"/><text:span text:style-name="T2">1, 0.1570, 0.8218</text:span><text:span text:style-name="T2"/><text:span text:style-name="T2">1, 0.1275, 0.8045</text:span><text:span text:style-name="T2"/><text:span text:style-name="T2">1, 0.1286, 0.8111</text:span><text:span text:style-name="T2"/><text:span text:style-name="T2">1, 0.1382, 0.8038</text:span><text:span text:style-name="T2"/><text:span text:style-name="T2">1, 0.1430, 0.7912</text:span><text:span text:style-name="T2"/><text:span text:style-name="T2">1, 0.1247, 0.8019</text:span><text:span text:style-name="T2"/><text:span text:style-name="T2">1, 0.1358, 0.8082</text:span><text:span text:style-name="T2"/><text:span text:style-name="T2">1, 0.1343, 0.8157</text:span><text:span text:style-name="T2"/><text:span text:style-name="T2">1, 0.1354, 0.8042</text:span><text:span text:style-name="T2"/><text:span text:style-name="T2">1, 0.1832, 0.7843</text:span><text:span text:style-name="T2"/><text:span text:style-name="T2">1, 0.1263, 0.8296</text:span><text:span text:style-name="T2"/><text:span text:style-name="T2">1, 0.1144, 0.8007</text:span><text:span text:style-name="T2"/><text:span text:style-name="T2">23, 21.2208 </text:span><text:span text:style-name="T2"/><text:span text:style-name="T2"/><text:span text:style-name="T2">0.8095</text:span><text:span text:style-name="T2"/><text:span text:style-name="T2"/><text:span text:style-name="T2">1, 0.1666, 0.7838</text:span><text:span text:style-name="T2"/><text:span text:style-name="T2">1, 0.1496, 0.8133</text:span><text:span text:style-name="T2"/><text:span text:style-name="T2">1, 0.1593, 0.8025</text:span><text:span text:style-name="T2"/><text:span text:style-name="T2">1, 0.1564, 0.8109</text:span><text:span text:style-name="T2"/><text:span text:style-name="T2">1, 0.1496, 0.8005</text:span><text:span text:style-name="T2"/><text:span text:style-name="T2">1, 0.1057, 0.8205</text:span><text:span text:style-name="T2"/><text:span text:style-name="T2">1, 0.1608, 0.7838</text:span><text:span text:style-name="T2"/><text:span text:style-name="T2">1, 0.1306, 0.8098</text:span><text:span text:style-name="T2"/><text:span text:style-name="T2">1, 0.1714, 0.7904</text:span><text:span text:style-name="T2"/><text:span text:style-name="T2">1, 0.1690, 0.7962</text:span><text:span text:style-name="T2"/><text:span text:style-name="T2">1, 0.1492, 0.8159</text:span><text:span text:style-name="T2"/><text:span text:style-name="T2">1, 0.1277, 0.8122</text:span><text:span text:style-name="T2"/><text:span text:style-name="T2">1, 0.1589, 0.7898</text:span><text:span text:style-name="T2"/><text:span text:style-name="T2">1, 0.1517, 0.8222</text:span><text:span text:style-name="T2"/><text:span text:style-name="T2">1, 0.1576, 0.7994</text:span><text:span text:style-name="T2"/><text:span text:style-name="T2">24, 21.1716 </text:span><text:span text:style-name="T2"/><text:span text:style-name="T2"/><text:span text:style-name="T2">0.8104</text:span><text:span text:style-name="T2"/><text:span text:style-name="T2"/><text:span text:style-name="T2">1, 0.1237, 0.8117</text:span><text:span text:style-name="T2"/><text:span text:style-name="T2">1, 0.1326, 0.8118</text:span><text:span text:style-name="T2"/><text:span text:style-name="T2">1, 0.1314, 0.8034</text:span><text:span text:style-name="T2"/><text:span text:style-name="T2">1, 0.1544, 0.8074</text:span><text:span text:style-name="T2"/><text:span text:style-name="T2">1, 0.1217, 0.8065</text:span><text:span text:style-name="T2"/><text:span text:style-name="T2">1, 0.1166, 0.7997</text:span><text:span text:style-name="T2"/><text:span text:style-name="T2">1, 0.1384, 0.8043</text:span><text:span text:style-name="T2"/><text:span text:style-name="T2">1, 0.1540, 0.8056</text:span><text:span text:style-name="T2"/><text:span text:style-name="T2">1, 0.1527, 0.8082</text:span><text:span text:style-name="T2"/><text:span text:style-name="T2">1, 0.1382, 0.8079</text:span><text:span text:style-name="T2"/><text:span text:style-name="T2">1, 0.1490, 0.8228</text:span><text:span text:style-name="T2"/><text:span text:style-name="T2">1, 0.1758, 0.7951</text:span><text:span text:style-name="T2"/><text:span text:style-name="T2">1, 0.1261, 0.8078</text:span><text:span text:style-name="T2"/><text:span text:style-name="T2">1, 0.1457, 0.8050</text:span><text:span text:style-name="T2"/><text:span text:style-name="T2">1, 0.1225, 0.8231</text:span><text:span text:style-name="T2"/><text:span text:style-name="T2">25, 21.1078 </text:span><text:span text:style-name="T2"/><text:span text:style-name="T2"/><text:span text:style-name="T2">0.8095</text:span><text:span text:style-name="T2"/><text:span text:style-name="T2"/><text:span text:style-name="T2">1, 0.1544, 0.8054</text:span><text:span text:style-name="T2"/><text:span text:style-name="T2">1, 0.1313, 0.7977</text:span><text:span text:style-name="T2"/><text:span text:style-name="T2">1, 0.1510, 0.8065</text:span><text:span text:style-name="T2"/><text:span text:style-name="T2">1, 0.1646, 0.7939</text:span><text:span text:style-name="T2"/><text:span text:style-name="T2">1, 0.1316, 0.8095</text:span><text:span text:style-name="T2"/><text:span text:style-name="T2">1, 0.1270, 0.8076</text:span><text:span text:style-name="T2"/><text:span text:style-name="T2">1, 0.1403, 0.8027</text:span><text:span text:style-name="T2"/><text:span text:style-name="T2">1, 0.1476, 0.8099</text:span><text:span text:style-name="T2"/><text:span text:style-name="T2">1, 0.1396, 0.8180</text:span><text:span text:style-name="T2"/><text:span text:style-name="T2">1, 0.1282, 0.8186</text:span><text:span text:style-name="T2"/><text:span text:style-name="T2">1, 0.1394, 0.8007</text:span><text:span text:style-name="T2"/><text:span text:style-name="T2">1, 0.1217, 0.8189</text:span><text:span text:style-name="T2"/><text:span text:style-name="T2">1, 0.1077, 0.8261</text:span><text:span text:style-name="T2"/><text:span text:style-name="T2">1, 0.1546, 0.8151</text:span><text:span text:style-name="T2"/><text:span text:style-name="T2">1, 0.1359, 0.8181</text:span><text:span text:style-name="T2"/><text:span text:style-name="T2">26, 21.0022 </text:span><text:span text:style-name="T2"/><text:span text:style-name="T2"/><text:span text:style-name="T2">0.8104</text:span><text:span text:style-name="T2"/><text:span text:style-name="T2"/><text:span text:style-name="T2">1, 0.1490, 0.8067</text:span><text:span text:style-name="T2"/><text:span text:style-name="T2">1, 0.1255, 0.7837</text:span><text:span text:style-name="T2"/><text:span text:style-name="T2">1, 0.1559, 0.8078</text:span><text:span text:style-name="T2"/><text:span text:style-name="T2">1, 0.1444, 0.8112</text:span><text:span text:style-name="T2"/><text:span text:style-name="T2">1, 0.1672, 0.8093</text:span><text:span text:style-name="T2"/><text:span text:style-name="T2">1, 0.1529, 0.7752</text:span><text:span text:style-name="T2"/><text:span text:style-name="T2">1, 0.1547, 0.8083</text:span><text:span text:style-name="T2"/><text:span text:style-name="T2">1, 0.1454, 0.8101</text:span><text:span text:style-name="T2"/><text:span text:style-name="T2">1, 0.1511, 0.8139</text:span><text:span text:style-name="T2"/><text:span text:style-name="T2">1, 0.1331, 0.8199</text:span><text:span text:style-name="T2"/><text:span text:style-name="T2">1, 0.1512, 0.8075</text:span><text:span text:style-name="T2"/><text:span text:style-name="T2">1, 0.1570, 0.7948</text:span><text:span text:style-name="T2"/><text:span text:style-name="T2">1, 0.1530, 0.7931</text:span><text:span text:style-name="T2"/><text:span text:style-name="T2">1, 0.1183, 0.8387</text:span><text:span text:style-name="T2"/><text:span text:style-name="T2">1, 0.1589, 0.7950</text:span><text:span text:style-name="T2"/><text:span text:style-name="T2">27, 20.9265 </text:span><text:span text:style-name="T2"/><text:span text:style-name="T2"/><text:span text:style-name="T2">0.8101</text:span><text:span text:style-name="T2"/><text:span text:style-name="T2"/><text:span text:style-name="T2">1, 0.1360, 0.8071</text:span><text:span text:style-name="T2"/><text:span text:style-name="T2">1, 0.1346, 0.8167</text:span><text:span text:style-name="T2"/><text:span text:style-name="T2">1, 0.1301, 0.8267</text:span><text:span text:style-name="T2"/><text:span text:style-name="T2">1, 0.1316, 0.8124</text:span><text:span text:style-name="T2"/><text:span text:style-name="T2">1, 0.1413, 0.7907</text:span><text:span text:style-name="T2"/><text:span text:style-name="T2">1, 0.1261, 0.8075</text:span><text:span text:style-name="T2"/><text:span text:style-name="T2">1, 0.1596, 0.7840</text:span><text:span text:style-name="T2"/><text:span text:style-name="T2">1, 0.1299, 0.8170</text:span><text:span text:style-name="T2"/><text:span text:style-name="T2">1, 0.1615, 0.8091</text:span><text:span text:style-name="T2"/><text:span text:style-name="T2">1, 0.1354, 0.8135</text:span><text:span text:style-name="T2"/><text:span text:style-name="T2">1, 0.1398, 0.8062</text:span><text:span text:style-name="T2"/><text:span text:style-name="T2">1, 0.1254, 0.8287</text:span><text:span text:style-name="T2"/><text:span text:style-name="T2">1, 0.1236, 0.7984</text:span><text:span text:style-name="T2"/><text:span text:style-name="T2">1, 0.1301, 0.8120</text:span><text:span text:style-name="T2"/><text:span text:style-name="T2">1, 0.1512, 0.8114</text:span><text:span text:style-name="T2"/><text:span text:style-name="T2">28, 20.8677 </text:span><text:span text:style-name="T2"/><text:span text:style-name="T2"/><text:span text:style-name="T2">0.8118</text:span><text:span text:style-name="T2"/><text:span text:style-name="T2"/><text:span text:style-name="T2">1, 0.1470, 0.8186</text:span><text:span text:style-name="T2"/><text:span text:style-name="T2">1, 0.1356, 0.8176</text:span><text:span text:style-name="T2"/><text:span text:style-name="T2">1, 0.1380, 0.8261</text:span><text:span text:style-name="T2"/><text:span text:style-name="T2">1, 0.1270, 0.8264</text:span><text:span text:style-name="T2"/><text:span text:style-name="T2">1, 0.1608, 0.8164</text:span><text:span text:style-name="T2"/><text:span text:style-name="T2">1, 0.1594, 0.8054</text:span><text:span text:style-name="T2"/><text:span text:style-name="T2">1, 0.1345, 0.8191</text:span><text:span text:style-name="T2"/><text:span text:style-name="T2">1, 0.1554, 0.7982</text:span><text:span text:style-name="T2"/><text:span text:style-name="T2">1, 0.1631, 0.7943</text:span><text:span text:style-name="T2"/><text:span text:style-name="T2">1, 0.1141, 0.8334</text:span><text:span text:style-name="T2"/><text:span text:style-name="T2">1, 0.1354, 0.8002</text:span><text:span text:style-name="T2"/><text:span text:style-name="T2">1, 0.1256, 0.8142</text:span><text:span text:style-name="T2"/><text:span text:style-name="T2">1, 0.1392, 0.8015</text:span><text:span text:style-name="T2"/><text:span text:style-name="T2">1, 0.1199, 0.8107</text:span><text:span text:style-name="T2"/><text:span text:style-name="T2">1, 0.1477, 0.8068</text:span><text:span text:style-name="T2"/><text:span text:style-name="T2">29, 20.7722 </text:span><text:span text:style-name="T2"/><text:span text:style-name="T2"/><text:span text:style-name="T2">0.8112</text:span><text:span text:style-name="T2"/><text:span text:style-name="T2"/><text:span text:style-name="T2">1, 0.1542, 0.8099</text:span><text:span text:style-name="T2"/><text:span text:style-name="T2">1, 0.1300, 0.8122</text:span><text:span text:style-name="T2"/><text:span text:style-name="T2">1, 0.1213, 0.8140</text:span><text:span text:style-name="T2"/><text:span text:style-name="T2">1, 0.1597, 0.7949</text:span><text:span text:style-name="T2"/><text:span text:style-name="T2">1, 0.1399, 0.8076</text:span><text:span text:style-name="T2"/><text:span text:style-name="T2">1, 0.1125, 0.8287</text:span><text:span text:style-name="T2"/><text:span text:style-name="T2">1, 0.1357, 0.7976</text:span><text:span text:style-name="T2"/><text:span text:style-name="T2">1, 0.1538, 0.7937</text:span><text:span text:style-name="T2"/><text:span text:style-name="T2">1, 0.1561, 0.7973</text:span><text:span text:style-name="T2"/><text:span text:style-name="T2">1, 0.1410, 0.8111</text:span><text:span text:style-name="T2"/><text:span text:style-name="T2">1, 0.1906, 0.7845</text:span><text:span text:style-name="T2"/><text:span text:style-name="T2">1, 0.1562, 0.7979</text:span><text:span text:style-name="T2"/><text:span text:style-name="T2">1, 0.1211, 0.8152</text:span><text:span text:style-name="T2"/><text:span text:style-name="T2">1, 0.1410, 0.8193</text:span><text:span text:style-name="T2"/><text:span text:style-name="T2">1, 0.1528, 0.8068</text:span><text:span text:style-name="T2"/><text:span text:style-name="T2">30, 20.7299 </text:span><text:span text:style-name="T2"/><text:span text:style-name="T2"/><text:span text:style-name="T2">0.8109</text:span><text:span text:style-name="T2"/><text:span text:style-name="T2"/><text:span text:style-name="T2">1, 0.1716, 0.8152</text:span><text:span text:style-name="T2"/><text:span text:style-name="T2">1, 0.1406, 0.7946</text:span><text:span text:style-name="T2"/><text:span text:style-name="T2">1, 0.1338, 0.8028</text:span><text:span text:style-name="T2"/><text:span text:style-name="T2">1, 0.1294, 0.8207</text:span><text:span text:style-name="T2"/><text:span text:style-name="T2">1, 0.1380, 0.7964</text:span><text:span text:style-name="T2"/><text:span text:style-name="T2">1, 0.1187, 0.8217</text:span><text:span text:style-name="T2"/><text:span text:style-name="T2">1, 0.1426, 0.7995</text:span><text:span text:style-name="T2"/><text:span text:style-name="T2">1, 0.1380, 0.8232</text:span><text:span text:style-name="T2"/><text:span text:style-name="T2">1, 0.1273, 0.8176</text:span><text:span text:style-name="T2"/><text:span text:style-name="T2">1, 0.1905, 0.8072</text:span><text:span text:style-name="T2"/><text:span text:style-name="T2">1, 0.1086, 0.8185</text:span><text:span text:style-name="T2"/><text:span text:style-name="T2">1, 0.1290, 0.8060</text:span><text:span text:style-name="T2"/><text:span text:style-name="T2">1, 0.1808, 0.7950</text:span><text:span text:style-name="T2"/><text:span text:style-name="T2">1, 0.1240, 0.7983</text:span><text:span text:style-name="T2"/><text:span text:style-name="T2">1, 0.1412, 0.8001</text:span><text:span text:style-name="T2"/><text:span text:style-name="T2">31, 20.6613 </text:span><text:span text:style-name="T2"/><text:span text:style-name="T2"/><text:span text:style-name="T2">0.8123</text:span><text:span text:style-name="T2"/><text:span text:style-name="T2"/><text:span text:style-name="T2">1, 0.1312, 0.8070</text:span><text:span text:style-name="T2"/><text:span text:style-name="T2">1, 0.1377, 0.8147</text:span><text:span text:style-name="T2"/><text:span text:style-name="T2">1, 0.1276, 0.8097</text:span><text:span text:style-name="T2"/><text:span text:style-name="T2">1, 0.1527, 0.8020</text:span><text:span text:style-name="T2"/><text:span text:style-name="T2">1, 0.1280, 0.7888</text:span><text:span text:style-name="T2"/><text:span text:style-name="T2">1, 0.1231, 0.8165</text:span><text:span text:style-name="T2"/><text:span text:style-name="T2">1, 0.1213, 0.8088</text:span><text:span text:style-name="T2"/><text:span text:style-name="T2">1, 0.1551, 0.8076</text:span><text:span text:style-name="T2"/><text:span text:style-name="T2">1, 0.1602, 0.8088</text:span><text:span text:style-name="T2"/><text:span text:style-name="T2">1, 0.1428, 0.8080</text:span><text:span text:style-name="T2"/><text:span text:style-name="T2">1, 0.1477, 0.8135</text:span><text:span text:style-name="T2"/><text:span text:style-name="T2">1, 0.1387, 0.8214</text:span><text:span text:style-name="T2"/><text:span text:style-name="T2">1, 0.1323, 0.8276</text:span><text:span text:style-name="T2"/><text:span text:style-name="T2">1, 0.1476, 0.8015</text:span><text:span text:style-name="T2"/><text:span text:style-name="T2">1, 0.1527, 0.8027</text:span><text:span text:style-name="T2"/><text:span text:style-name="T2">32, 20.5866 </text:span><text:span text:style-name="T2"/><text:span text:style-name="T2"/><text:span text:style-name="T2">0.8129</text:span><text:span text:style-name="T2"/><text:span text:style-name="T2"/><text:span text:style-name="T2">1, 0.1147, 0.8078</text:span><text:span text:style-name="T2"/><text:span text:style-name="T2">1, 0.1346, 0.8173</text:span><text:span text:style-name="T2"/><text:span text:style-name="T2">1, 0.1321, 0.8066</text:span><text:span text:style-name="T2"/><text:span text:style-name="T2">1, 0.1514, 0.7994</text:span><text:span text:style-name="T2"/><text:span text:style-name="T2">1, 0.1318, 0.8197</text:span><text:span text:style-name="T2"/><text:span text:style-name="T2">1, 0.1482, 0.8191</text:span><text:span text:style-name="T2"/><text:span text:style-name="T2">1, 0.1919, 0.7797</text:span><text:span text:style-name="T2"/><text:span text:style-name="T2">1, 0.1342, 0.8120</text:span><text:span text:style-name="T2"/><text:span text:style-name="T2">1, 0.1250, 0.8181</text:span><text:span text:style-name="T2"/><text:span text:style-name="T2">1, 0.1430, 0.8071</text:span><text:span text:style-name="T2"/><text:span text:style-name="T2">1, 0.1237, 0.8183</text:span><text:span text:style-name="T2"/><text:span text:style-name="T2">1, 0.1606, 0.7835</text:span><text:span text:style-name="T2"/><text:span text:style-name="T2">1, 0.1264, 0.8063</text:span><text:span text:style-name="T2"/><text:span text:style-name="T2">1, 0.1356, 0.8118</text:span><text:span text:style-name="T2"/><text:span text:style-name="T2">1, 0.1539, 0.8092</text:span><text:span text:style-name="T2"/><text:span text:style-name="T2">33, 20.5374 </text:span><text:span text:style-name="T2"/><text:span text:style-name="T2"/><text:span text:style-name="T2">0.8105</text:span><text:span text:style-name="T2"/><text:span text:style-name="T2"/><text:span text:style-name="T2">1, 0.1543, 0.7946</text:span><text:span text:style-name="T2"/><text:span text:style-name="T2">1, 0.1239, 0.8208</text:span><text:span text:style-name="T2"/><text:span text:style-name="T2">1, 0.1268, 0.8267</text:span><text:span text:style-name="T2"/><text:span text:style-name="T2">1, 0.1166, 0.8218</text:span><text:span text:style-name="T2"/><text:span text:style-name="T2">1, 0.1539, 0.8077</text:span><text:span text:style-name="T2"/><text:span text:style-name="T2">1, 0.1230, 0.8200</text:span><text:span text:style-name="T2"/><text:span text:style-name="T2">1, 0.1491, 0.8080</text:span><text:span text:style-name="T2"/><text:span text:style-name="T2">1, 0.1543, 0.8008</text:span><text:span text:style-name="T2"/><text:span text:style-name="T2">1, 0.1397, 0.8138</text:span><text:span text:style-name="T2"/><text:span text:style-name="T2">1, 0.1584, 0.8054</text:span><text:span text:style-name="T2"/><text:span text:style-name="T2">1, 0.1160, 0.8092</text:span><text:span text:style-name="T2"/><text:span text:style-name="T2">1, 0.1467, 0.8118</text:span><text:span text:style-name="T2"/><text:span text:style-name="T2">1, 0.1271, 0.8242</text:span><text:span text:style-name="T2"/><text:span text:style-name="T2">1, 0.1269, 0.8153</text:span><text:span text:style-name="T2"/><text:span text:style-name="T2">1, 0.1316, 0.8226</text:span><text:span text:style-name="T2"/><text:span text:style-name="T2">34, 20.4436 </text:span><text:span text:style-name="T2"/><text:span text:style-name="T2"/><text:span text:style-name="T2">0.8128</text:span><text:span text:style-name="T2"/><text:span text:style-name="T2"/><text:span text:style-name="T2">1, 0.1123, 0.8446</text:span><text:span text:style-name="T2"/><text:span text:style-name="T2">1, 0.1189, 0.8249</text:span><text:span text:style-name="T2"/><text:span text:style-name="T2">1, 0.1331, 0.8151</text:span><text:span text:style-name="T2"/><text:span text:style-name="T2">1, 0.1505, 0.8048</text:span><text:span text:style-name="T2"/><text:span text:style-name="T2">1, 0.1827, 0.7842</text:span><text:span text:style-name="T2"/><text:span text:style-name="T2">1, 0.1450, 0.8063</text:span><text:span text:style-name="T2"/><text:span text:style-name="T2">1, 0.1387, 0.7936</text:span><text:span text:style-name="T2"/><text:span text:style-name="T2">1, 0.1520, 0.8006</text:span><text:span text:style-name="T2"/><text:span text:style-name="T2">1, 0.1462, 0.8137</text:span><text:span text:style-name="T2"/><text:span text:style-name="T2">1, 0.1440, 0.8071</text:span><text:span text:style-name="T2"/><text:span text:style-name="T2">1, 0.1075, 0.8193</text:span><text:span text:style-name="T2"/><text:span text:style-name="T2">1, 0.1473, 0.8152</text:span><text:span text:style-name="T2"/><text:span text:style-name="T2">1, 0.1612, 0.8126</text:span><text:span text:style-name="T2"/><text:span text:style-name="T2">1, 0.1321, 0.8228</text:span><text:span text:style-name="T2"/><text:span text:style-name="T2">1, 0.1393, 0.8141</text:span><text:span text:style-name="T2"/><text:span text:style-name="T2">35, 20.3812 </text:span><text:span text:style-name="T2"/><text:span text:style-name="T2"/><text:span text:style-name="T2">0.8111</text:span><text:span text:style-name="T2"/><text:span text:style-name="T2"/><text:span text:style-name="T2">1, 0.1469, 0.8079</text:span><text:span text:style-name="T2"/><text:span text:style-name="T2">1, 0.1654, 0.7973</text:span><text:span text:style-name="T2"/><text:span text:style-name="T2">1, 0.1141, 0.7892</text:span><text:span text:style-name="T2"/><text:span text:style-name="T2">1, 0.1339, 0.8183</text:span><text:span text:style-name="T2"/><text:span text:style-name="T2">1, 0.1357, 0.7979</text:span><text:span text:style-name="T2"/><text:span text:style-name="T2">1, 0.1600, 0.8101</text:span><text:span text:style-name="T2"/><text:span text:style-name="T2">1, 0.1380, 0.8190</text:span><text:span text:style-name="T2"/><text:span text:style-name="T2">1, 0.1311, 0.8250</text:span><text:span text:style-name="T2"/><text:span text:style-name="T2">1, 0.1298, 0.8126</text:span><text:span text:style-name="T2"/><text:span text:style-name="T2">1, 0.1217, 0.8080</text:span><text:span text:style-name="T2"/><text:span text:style-name="T2">1, 0.1344, 0.8181</text:span><text:span text:style-name="T2"/><text:span text:style-name="T2">1, 0.1462, 0.8170</text:span><text:span text:style-name="T2"/><text:span text:style-name="T2">1, 0.1437, 0.8258</text:span><text:span text:style-name="T2"/><text:span text:style-name="T2">1, 0.1190, 0.8216</text:span><text:span text:style-name="T2"/><text:span text:style-name="T2">1, 0.1696, 0.7962</text:span><text:span text:style-name="T2"/><text:span text:style-name="T2">36, 20.3529 </text:span><text:span text:style-name="T2"/><text:span text:style-name="T2"/><text:span text:style-name="T2">0.8113</text:span><text:span text:style-name="T2"/><text:span text:style-name="T2"/><text:span text:style-name="T2">1, 0.1471, 0.8178</text:span><text:span text:style-name="T2"/><text:span text:style-name="T2">1, 0.0917, 0.8240</text:span><text:span text:style-name="T2"/><text:span text:style-name="T2">1, 0.1543, 0.7873</text:span><text:span text:style-name="T2"/><text:span text:style-name="T2">1, 0.1427, 0.7939</text:span><text:span text:style-name="T2"/><text:span text:style-name="T2">1, 0.1674, 0.7995</text:span><text:span text:style-name="T2"/><text:span text:style-name="T2">1, 0.1443, 0.8076</text:span><text:span text:style-name="T2"/><text:span text:style-name="T2">1, 0.1141, 0.8245</text:span><text:span text:style-name="T2"/><text:span text:style-name="T2">1, 0.1179, 0.8129</text:span><text:span text:style-name="T2"/><text:span text:style-name="T2">1, 0.1582, 0.8152</text:span><text:span text:style-name="T2"/><text:span text:style-name="T2">1, 0.1340, 0.8096</text:span><text:span text:style-name="T2"/><text:span text:style-name="T2">1, 0.1587, 0.7931</text:span><text:span text:style-name="T2"/><text:span text:style-name="T2">1, 0.1199, 0.8148</text:span><text:span text:style-name="T2"/><text:span text:style-name="T2">1, 0.1578, 0.7966</text:span><text:span text:style-name="T2"/><text:span text:style-name="T2">1, 0.1514, 0.7916</text:span><text:span text:style-name="T2"/><text:span text:style-name="T2">1, 0.1305, 0.8157</text:span><text:span text:style-name="T2"/><text:span text:style-name="T2">37, 20.2705 </text:span><text:span text:style-name="T2"/><text:span text:style-name="T2"/><text:span text:style-name="T2">0.8129</text:span><text:span text:style-name="T2"/><text:span text:style-name="T2"/><text:span text:style-name="T2">1, 0.1198, 0.8187</text:span><text:span text:style-name="T2"/><text:span text:style-name="T2">1, 0.1094, 0.8297</text:span><text:span text:style-name="T2"/><text:span text:style-name="T2">1, 0.1410, 0.8181</text:span><text:span text:style-name="T2"/><text:span text:style-name="T2">1, 0.1324, 0.8161</text:span><text:span text:style-name="T2"/><text:span text:style-name="T2">1, 0.1222, 0.8241</text:span><text:span text:style-name="T2"/><text:span text:style-name="T2">1, 0.1343, 0.7982</text:span><text:span text:style-name="T2"/><text:span text:style-name="T2">1, 0.1565, 0.8100</text:span><text:span text:style-name="T2"/><text:span text:style-name="T2">1, 0.1796, 0.7980</text:span><text:span text:style-name="T2"/><text:span text:style-name="T2">1, 0.1671, 0.8105</text:span><text:span text:style-name="T2"/><text:span text:style-name="T2">1, 0.1384, 0.8245</text:span><text:span text:style-name="T2"/><text:span text:style-name="T2">1, 0.1243, 0.7982</text:span><text:span text:style-name="T2"/><text:span text:style-name="T2">1, 0.1499, 0.8188</text:span><text:span text:style-name="T2"/><text:span text:style-name="T2">1, 0.1606, 0.8161</text:span><text:span text:style-name="T2"/><text:span text:style-name="T2">1, 0.1529, 0.8021</text:span><text:span text:style-name="T2"/><text:span text:style-name="T2">1, 0.1545, 0.7984</text:span><text:span text:style-name="T2"/><text:span text:style-name="T2">38, 20.2368 </text:span><text:span text:style-name="T2"/><text:span text:style-name="T2"/><text:span text:style-name="T2">0.8138</text:span><text:span text:style-name="T2"/><text:span text:style-name="T2"/><text:span text:style-name="T2">1, 0.1340, 0.8154</text:span><text:span text:style-name="T2"/><text:span text:style-name="T2">1, 0.1460, 0.8132</text:span><text:span text:style-name="T2"/><text:span text:style-name="T2">1, 0.1447, 0.8107</text:span><text:span text:style-name="T2"/><text:span text:style-name="T2">1, 0.1560, 0.8246</text:span><text:span text:style-name="T2"/><text:span text:style-name="T2">1, 0.1233, 0.8227</text:span><text:span text:style-name="T2"/><text:span text:style-name="T2">1, 0.1771, 0.7982</text:span><text:span text:style-name="T2"/><text:span text:style-name="T2">1, 0.1617, 0.8061</text:span><text:span text:style-name="T2"/><text:span text:style-name="T2">1, 0.1601, 0.8012</text:span><text:span text:style-name="T2"/><text:span text:style-name="T2">1, 0.1348, 0.8150</text:span><text:span text:style-name="T2"/><text:span text:style-name="T2">1, 0.1240, 0.8075</text:span><text:span text:style-name="T2"/><text:span text:style-name="T2">1, 0.1101, 0.8327</text:span><text:span text:style-name="T2"/><text:span text:style-name="T2">1, 0.1216, 0.8214</text:span><text:span text:style-name="T2"/><text:span text:style-name="T2">1, 0.1482, 0.8059</text:span><text:span text:style-name="T2"/><text:span text:style-name="T2">1, 0.1343, 0.8194</text:span><text:span text:style-name="T2"/><text:span text:style-name="T2">1, 0.1489, 0.8064</text:span><text:span text:style-name="T2"/><text:span text:style-name="T2">39, 20.2209 </text:span><text:span text:style-name="T2"/><text:span text:style-name="T2"/><text:span text:style-name="T2">0.8136</text:span><text:span text:style-name="T2"/><text:span text:style-name="T2"/><text:span text:style-name="T2">1, 0.1433, 0.8138</text:span><text:span text:style-name="T2"/><text:span text:style-name="T2">1, 0.1439, 0.8278</text:span><text:span text:style-name="T2"/><text:span text:style-name="T2">1, 0.1317, 0.8279</text:span><text:span text:style-name="T2"/><text:span text:style-name="T2">1, 0.1346, 0.8211</text:span><text:span text:style-name="T2"/><text:span text:style-name="T2">1, 0.1501, 0.8068</text:span><text:span text:style-name="T2"/><text:span text:style-name="T2">1, 0.1525, 0.8039</text:span><text:span text:style-name="T2"/><text:span text:style-name="T2">1, 0.1613, 0.8009</text:span><text:span text:style-name="T2"/><text:span text:style-name="T2">1, 0.1078, 0.8226</text:span><text:span text:style-name="T2"/><text:span text:style-name="T2">1, 0.1538, 0.8107</text:span><text:span text:style-name="T2"/><text:span text:style-name="T2">1, 0.1203, 0.8126</text:span><text:span text:style-name="T2"/><text:span text:style-name="T2">1, 0.1172, 0.8228</text:span><text:span text:style-name="T2"/><text:span text:style-name="T2">1, 0.0996, 0.8243</text:span><text:span text:style-name="T2"/><text:span text:style-name="T2">1, 0.1500, 0.8060</text:span><text:span text:style-name="T2"/><text:span text:style-name="T2">1, 0.1580, 0.8182</text:span><text:span text:style-name="T2"/><text:span text:style-name="T2">1, 0.1517, 0.8114</text:span><text:span text:style-name="T2"/><text:span text:style-name="T2">40, 20.1804 </text:span><text:span text:style-name="T2"/><text:span text:style-name="T2"/><text:span text:style-name="T2">0.8127</text:span><text:span text:style-name="T2"/><text:span text:style-name="T2"/><text:span text:style-name="T2">1, 0.1530, 0.7995</text:span><text:span text:style-name="T2"/><text:span text:style-name="T2">1, 0.1110, 0.8041</text:span><text:span text:style-name="T2"/><text:span text:style-name="T2">1, 0.1344, 0.8103</text:span><text:span text:style-name="T2"/><text:span text:style-name="T2">1, 0.1386, 0.8248</text:span><text:span text:style-name="T2"/><text:span text:style-name="T2">1, 0.1176, 0.8137</text:span><text:span text:style-name="T2"/><text:span text:style-name="T2">1, 0.1725, 0.8050</text:span><text:span text:style-name="T2"/><text:span text:style-name="T2">1, 0.1407, 0.8193</text:span><text:span text:style-name="T2"/><text:span text:style-name="T2">1, 0.1566, 0.8074</text:span><text:span text:style-name="T2"/><text:span text:style-name="T2">1, 0.1688, 0.8097</text:span><text:span text:style-name="T2"/><text:span text:style-name="T2">1, 0.1580, 0.8026</text:span><text:span text:style-name="T2"/><text:span text:style-name="T2">1, 0.1562, 0.7868</text:span><text:span text:style-name="T2"/><text:span text:style-name="T2">1, 0.1134, 0.8155</text:span><text:span text:style-name="T2"/><text:span text:style-name="T2">1, 0.1278, 0.8208</text:span><text:span text:style-name="T2"/><text:span text:style-name="T2">1, 0.1296, 0.8051</text:span><text:span text:style-name="T2"/><text:span text:style-name="T2">1, 0.1805, 0.8143</text:span><text:span text:style-name="T2"/><text:span text:style-name="T2">41, 20.0598 </text:span><text:span text:style-name="T2"/><text:span text:style-name="T2"/><text:span text:style-name="T2">0.8153</text:span><text:span text:style-name="T2"/><text:span text:style-name="T2"/><text:span text:style-name="T2">1, 0.1484, 0.8127</text:span><text:span text:style-name="T2"/><text:span text:style-name="T2">1, 0.1390, 0.7921</text:span><text:span text:style-name="T2"/><text:span text:style-name="T2">1, 0.1570, 0.7936</text:span><text:span text:style-name="T2"/><text:span text:style-name="T2">1, 0.1169, 0.8339</text:span><text:span text:style-name="T2"/><text:span text:style-name="T2">1, 0.1164, 0.8346</text:span><text:span text:style-name="T2"/><text:span text:style-name="T2">1, 0.1472, 0.8104</text:span><text:span text:style-name="T2"/><text:span text:style-name="T2">1, 0.1225, 0.8229</text:span><text:span text:style-name="T2"/><text:span text:style-name="T2">1, 0.1085, 0.8194</text:span><text:span text:style-name="T2"/><text:span text:style-name="T2">1, 0.1399, 0.8298</text:span><text:span text:style-name="T2"/><text:span text:style-name="T2">1, 0.1467, 0.8062</text:span><text:span text:style-name="T2"/><text:span text:style-name="T2">1, 0.1341, 0.8229</text:span><text:span text:style-name="T2"/><text:span text:style-name="T2">1, 0.1108, 0.8124</text:span><text:span text:style-name="T2"/><text:span text:style-name="T2">1, 0.1468, 0.8183</text:span><text:span text:style-name="T2"/><text:span text:style-name="T2">1, 0.1469, 0.8070</text:span><text:span text:style-name="T2"/><text:span text:style-name="T2">1, 0.1298, 0.8011</text:span><text:span text:style-name="T2"/><text:span text:style-name="T2">42, 20.0003 </text:span><text:span text:style-name="T2"/><text:span text:style-name="T2"/><text:span text:style-name="T2">0.8149</text:span><text:span text:style-name="T2"/><text:span text:style-name="T2"/><text:span text:style-name="T2">1, 0.1469, 0.8124</text:span><text:span text:style-name="T2"/><text:span text:style-name="T2">1, 0.1579, 0.8054</text:span><text:span text:style-name="T2"/><text:span text:style-name="T2">1, 0.1342, 0.7991</text:span><text:span text:style-name="T2"/><text:span text:style-name="T2">1, 0.1491, 0.8068</text:span><text:span text:style-name="T2"/><text:span text:style-name="T2">1, 0.1287, 0.8242</text:span><text:span text:style-name="T2"/><text:span text:style-name="T2">1, 0.1669, 0.8001</text:span><text:span text:style-name="T2"/><text:span text:style-name="T2">1, 0.1781, 0.7847</text:span><text:span text:style-name="T2"/><text:span text:style-name="T2">1, 0.1353, 0.8173</text:span><text:span text:style-name="T2"/><text:span text:style-name="T2">1, 0.1326, 0.8254</text:span><text:span text:style-name="T2"/><text:span text:style-name="T2">1, 0.1538, 0.8135</text:span><text:span text:style-name="T2"/><text:span text:style-name="T2">1, 0.1686, 0.8131</text:span><text:span text:style-name="T2"/><text:span text:style-name="T2">1, 0.1599, 0.8057</text:span><text:span text:style-name="T2"/><text:span text:style-name="T2">1, 0.1755, 0.8077</text:span><text:span text:style-name="T2"/><text:span text:style-name="T2">1, 0.1213, 0.8155</text:span><text:span text:style-name="T2"/><text:span text:style-name="T2">1, 0.1327, 0.8087</text:span><text:span text:style-name="T2"/><text:span text:style-name="T2">43, 19.9675 </text:span><text:span text:style-name="T2"/><text:span text:style-name="T2"/><text:span text:style-name="T2">0.8135</text:span><text:span text:style-name="T2"/><text:span text:style-name="T2"/><text:span text:style-name="T2">1, 0.1317, 0.8234</text:span><text:span text:style-name="T2"/><text:span text:style-name="T2">1, 0.1453, 0.8251</text:span><text:span text:style-name="T2"/><text:span text:style-name="T2">1, 0.1297, 0.8134</text:span><text:span text:style-name="T2"/><text:span text:style-name="T2">1, 0.1414, 0.8230</text:span><text:span text:style-name="T2"/><text:span text:style-name="T2">1, 0.1698, 0.8045</text:span><text:span text:style-name="T2"/><text:span text:style-name="T2">1, 0.1681, 0.8101</text:span><text:span text:style-name="T2"/><text:span text:style-name="T2">1, 0.1434, 0.8097</text:span><text:span text:style-name="T2"/><text:span text:style-name="T2">1, 0.1523, 0.8079</text:span><text:span text:style-name="T2"/><text:span text:style-name="T2">1, 0.1416, 0.8159</text:span><text:span text:style-name="T2"/><text:span text:style-name="T2">1, 0.1233, 0.8109</text:span><text:span text:style-name="T2"/><text:span text:style-name="T2">1, 0.1259, 0.8207</text:span><text:span text:style-name="T2"/><text:span text:style-name="T2">1, 0.1315, 0.8172</text:span><text:span text:style-name="T2"/><text:span text:style-name="T2">1, 0.1510, 0.8106</text:span><text:span text:style-name="T2"/><text:span text:style-name="T2">1, 0.1734, 0.7959</text:span><text:span text:style-name="T2"/><text:span text:style-name="T2">1, 0.1289, 0.8131</text:span><text:span text:style-name="T2"/><text:span text:style-name="T2">44, 19.9383 </text:span><text:span text:style-name="T2"/><text:span text:style-name="T2"/><text:span text:style-name="T2">0.8102</text:span><text:span text:style-name="T2"/><text:span text:style-name="T2"/><text:span text:style-name="T2">1, 0.1447, 0.8011</text:span><text:span text:style-name="T2"/><text:span text:style-name="T2">1, 0.1332, 0.8302</text:span><text:span text:style-name="T2"/><text:span text:style-name="T2">1, 0.1397, 0.8214</text:span><text:span text:style-name="T2"/><text:span text:style-name="T2">1, 0.1272, 0.8094</text:span><text:span text:style-name="T2"/><text:span text:style-name="T2">1, 0.1122, 0.8336</text:span><text:span text:style-name="T2"/><text:span text:style-name="T2">1, 0.1392, 0.8219</text:span><text:span text:style-name="T2"/><text:span text:style-name="T2">1, 0.1482, 0.8100</text:span><text:span text:style-name="T2"/><text:span text:style-name="T2">1, 0.1305, 0.8134</text:span><text:span text:style-name="T2"/><text:span text:style-name="T2">1, 0.1382, 0.8160</text:span><text:span text:style-name="T2"/><text:span text:style-name="T2">1, 0.1397, 0.8097</text:span><text:span text:style-name="T2"/><text:span text:style-name="T2">1, 0.1504, 0.7981</text:span><text:span text:style-name="T2"/><text:span text:style-name="T2">1, 0.1416, 0.8109</text:span><text:span text:style-name="T2"/><text:span text:style-name="T2">1, 0.1545, 0.7971</text:span><text:span text:style-name="T2"/><text:span text:style-name="T2">1, 0.1452, 0.7980</text:span><text:span text:style-name="T2"/><text:span text:style-name="T2">1, 0.1434, 0.7844</text:span><text:span text:style-name="T2"/><text:span text:style-name="T2">45, 19.9387 </text:span><text:span text:style-name="T2"/><text:span text:style-name="T2"/><text:span text:style-name="T2">0.8146</text:span><text:span text:style-name="T2"/><text:span text:style-name="T2"/><text:span text:style-name="T2">1, 0.1729, 0.8086</text:span><text:span text:style-name="T2"/><text:span text:style-name="T2">1, 0.1396, 0.8178</text:span><text:span text:style-name="T2"/><text:span text:style-name="T2">1, 0.1412, 0.8039</text:span><text:span text:style-name="T2"/><text:span text:style-name="T2">1, 0.1502, 0.8039</text:span><text:span text:style-name="T2"/><text:span text:style-name="T2">1, 0.1412, 0.7905</text:span><text:span text:style-name="T2"/><text:span text:style-name="T2">1, 0.1130, 0.8250</text:span><text:span text:style-name="T2"/><text:span text:style-name="T2">1, 0.1515, 0.7997</text:span><text:span text:style-name="T2"/><text:span text:style-name="T2">1, 0.1490, 0.8134</text:span><text:span text:style-name="T2"/><text:span text:style-name="T2">1, 0.1385, 0.8068</text:span><text:span text:style-name="T2"/><text:span text:style-name="T2">1, 0.1335, 0.8119</text:span><text:span text:style-name="T2"/><text:span text:style-name="T2">1, 0.1269, 0.8058</text:span><text:span text:style-name="T2"/><text:span text:style-name="T2">1, 0.1348, 0.8230</text:span><text:span text:style-name="T2"/><text:span text:style-name="T2">1, 0.1536, 0.8142</text:span><text:span text:style-name="T2"/><text:span text:style-name="T2">1, 0.1300, 0.8072</text:span><text:span text:style-name="T2"/><text:span text:style-name="T2">1, 0.1420, 0.8107</text:span><text:span text:style-name="T2"/><text:span text:style-name="T2">46, 19.8339 </text:span><text:span text:style-name="T2"/><text:span text:style-name="T2"/><text:span text:style-name="T2">0.8141</text:span><text:span text:style-name="T2"/><text:span text:style-name="T2"/><text:span text:style-name="T2">1, 0.1710, 0.8037</text:span><text:span text:style-name="T2"/><text:span text:style-name="T2">1, 0.1344, 0.8178</text:span><text:span text:style-name="T2"/><text:span text:style-name="T2">1, 0.1378, 0.8103</text:span><text:span text:style-name="T2"/><text:span text:style-name="T2">1, 0.1439, 0.7924</text:span><text:span text:style-name="T2"/><text:span text:style-name="T2">1, 0.1351, 0.8199</text:span><text:span text:style-name="T2"/><text:span text:style-name="T2">1, 0.1499, 0.7988</text:span><text:span text:style-name="T2"/><text:span text:style-name="T2">1, 0.1181, 0.8268</text:span><text:span text:style-name="T2"/><text:span text:style-name="T2">1, 0.1490, 0.8056</text:span><text:span text:style-name="T2"/><text:span text:style-name="T2">1, 0.1761, 0.8042</text:span><text:span text:style-name="T2"/><text:span text:style-name="T2">1, 0.1499, 0.8268</text:span><text:span text:style-name="T2"/><text:span text:style-name="T2">1, 0.1129, 0.8231</text:span><text:span text:style-name="T2"/><text:span text:style-name="T2">1, 0.1195, 0.8139</text:span><text:span text:style-name="T2"/><text:span text:style-name="T2">1, 0.1212, 0.8245</text:span><text:span text:style-name="T2"/><text:span text:style-name="T2">1, 0.1365, 0.8072</text:span><text:span text:style-name="T2"/><text:span text:style-name="T2">1, 0.1345, 0.8249</text:span><text:span text:style-name="T2"/><text:span text:style-name="T2">47, 19.8092 </text:span><text:span text:style-name="T2"/><text:span text:style-name="T2"/><text:span text:style-name="T2">0.8109</text:span><text:span text:style-name="T2"/><text:span text:style-name="T2"/><text:span text:style-name="T2">1, 0.1340, 0.8224</text:span><text:span text:style-name="T2"/><text:span text:style-name="T2">1, 0.1332, 0.8067</text:span><text:span text:style-name="T2"/><text:span text:style-name="T2">1, 0.1202, 0.8094</text:span><text:span text:style-name="T2"/><text:span text:style-name="T2">1, 0.1569, 0.8095</text:span><text:span text:style-name="T2"/><text:span text:style-name="T2">1, 0.1290, 0.8180</text:span><text:span text:style-name="T2"/><text:span text:style-name="T2">1, 0.1533, 0.8032</text:span><text:span text:style-name="T2"/><text:span text:style-name="T2">1, 0.1390, 0.7968</text:span><text:span text:style-name="T2"/><text:span text:style-name="T2">1, 0.1316, 0.8125</text:span><text:span text:style-name="T2"/><text:span text:style-name="T2">1, 0.1436, 0.8191</text:span><text:span text:style-name="T2"/><text:span text:style-name="T2">1, 0.1487, 0.8033</text:span><text:span text:style-name="T2"/><text:span text:style-name="T2">1, 0.1450, 0.8148</text:span><text:span text:style-name="T2"/><text:span text:style-name="T2">1, 0.1438, 0.8095</text:span><text:span text:style-name="T2"/><text:span text:style-name="T2">1, 0.1530, 0.8122</text:span><text:span text:style-name="T2"/><text:span text:style-name="T2">1, 0.1265, 0.8151</text:span><text:span text:style-name="T2"/><text:span text:style-name="T2">1, 0.1244, 0.8083</text:span><text:span text:style-name="T2"/><text:span text:style-name="T2">48, 19.7782 </text:span><text:span text:style-name="T2"/><text:span text:style-name="T2"/><text:span text:style-name="T2">0.8156</text:span><text:span text:style-name="T2"/><text:span text:style-name="T2"/><text:span text:style-name="T2">1, 0.1213, 0.8024</text:span><text:span text:style-name="T2"/><text:span text:style-name="T2">1, 0.1206, 0.8038</text:span><text:span text:style-name="T2"/><text:span text:style-name="T2">1, 0.1548, 0.8172</text:span><text:span text:style-name="T2"/><text:span text:style-name="T2">1, 0.1384, 0.8179</text:span><text:span text:style-name="T2"/><text:span text:style-name="T2">1, 0.1127, 0.8313</text:span><text:span text:style-name="T2"/><text:span text:style-name="T2">1, 0.1238, 0.8160</text:span><text:span text:style-name="T2"/><text:span text:style-name="T2">1, 0.1291, 0.8151</text:span><text:span text:style-name="T2"/><text:span text:style-name="T2">1, 0.1434, 0.7960</text:span><text:span text:style-name="T2"/><text:span text:style-name="T2">1, 0.1297, 0.8249</text:span><text:span text:style-name="T2"/><text:span text:style-name="T2">1, 0.1381, 0.8224</text:span><text:span text:style-name="T2"/><text:span text:style-name="T2">1, 0.1311, 0.8168</text:span><text:span text:style-name="T2"/><text:span text:style-name="T2">1, 0.1024, 0.8340</text:span><text:span text:style-name="T2"/><text:span text:style-name="T2">1, 0.1187, 0.8118</text:span><text:span text:style-name="T2"/><text:span text:style-name="T2">1, 0.1384, 0.8020</text:span><text:span text:style-name="T2"/><text:span text:style-name="T2">1, 0.1299, 0.8171</text:span><text:span text:style-name="T2"/><text:span text:style-name="T2">49, 19.7378 </text:span><text:span text:style-name="T2"/><text:span text:style-name="T2"/><text:span text:style-name="T2">0.8156</text:span><text:span text:style-name="T2"/><text:span text:style-name="T2"/><text:span text:style-name="T2">Process finished with exit code 0</text:span><text:span text:style-name="T2"/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3952" calcext:value-type="float">
            <text:p>1.3952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292" calcext:value-type="float">
            <text:p>1.1292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4525" calcext:value-type="float">
            <text:p>0.45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68" calcext:value-type="float">
            <text:p>0.49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6129" calcext:value-type="float">
            <text:p>0.61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618" calcext:value-type="float">
            <text:p>0.66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936" calcext:value-type="float">
            <text:p>0.69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715" calcext:value-type="float">
            <text:p>0.67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6703" calcext:value-type="float">
            <text:p>0.67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6796" calcext:value-type="float">
            <text:p>0.67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7044" calcext:value-type="float">
            <text:p>0.70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7268" calcext:value-type="float">
            <text:p>0.72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7312" calcext:value-type="float">
            <text:p>0.73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.7426" calcext:value-type="float">
            <text:p>75.742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office:value-type="float" office:value="0.7338" calcext:value-type="float">
            <text:p>0.73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6953" calcext:value-type="float">
            <text:p>0.69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8" calcext:value-type="float">
            <text:p>0.178</text:p>
          </table:table-cell>
          <table:table-cell office:value-type="float" office:value="0.7532" calcext:value-type="float">
            <text:p>0.75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7289" calcext:value-type="float">
            <text:p>0.72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7269" calcext:value-type="float">
            <text:p>0.72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7313" calcext:value-type="float">
            <text:p>0.73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7337" calcext:value-type="float">
            <text:p>0.73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7648" calcext:value-type="float">
            <text:p>0.76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7614" calcext:value-type="float">
            <text:p>0.76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7532" calcext:value-type="float">
            <text:p>0.75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7641" calcext:value-type="float">
            <text:p>0.76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.3762" calcext:value-type="float">
            <text:p>29.376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521" calcext:value-type="float">
            <text:p>0.75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7531" calcext:value-type="float">
            <text:p>0.75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7746" calcext:value-type="float">
            <text:p>0.77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9" calcext:value-type="float">
            <text:p>0.199</text:p>
          </table:table-cell>
          <table:table-cell office:value-type="float" office:value="0.7377" calcext:value-type="float">
            <text:p>0.73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7323" calcext:value-type="float">
            <text:p>0.73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7651" calcext:value-type="float">
            <text:p>0.76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7528" calcext:value-type="float">
            <text:p>0.75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7665" calcext:value-type="float">
            <text:p>0.76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7352" calcext:value-type="float">
            <text:p>0.73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7605" calcext:value-type="float">
            <text:p>0.76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7481" calcext:value-type="float">
            <text:p>0.74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7782" calcext:value-type="float">
            <text:p>0.77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" calcext:value-type="float">
            <text:p>0.163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7873" calcext:value-type="float">
            <text:p>0.787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.842" calcext:value-type="float">
            <text:p>26.84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71" calcext:value-type="float">
            <text:p>0.77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7813" calcext:value-type="float">
            <text:p>0.78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7713" calcext:value-type="float">
            <text:p>0.77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772" calcext:value-type="float">
            <text:p>0.77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7789" calcext:value-type="float">
            <text:p>0.77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7581" calcext:value-type="float">
            <text:p>0.75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494" calcext:value-type="float">
            <text:p>0.74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7789" calcext:value-type="float">
            <text:p>0.77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7709" calcext:value-type="float">
            <text:p>0.77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7704" calcext:value-type="float">
            <text:p>0.77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7846" calcext:value-type="float">
            <text:p>0.78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7605" calcext:value-type="float">
            <text:p>0.76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8021" calcext:value-type="float">
            <text:p>0.80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7791" calcext:value-type="float">
            <text:p>0.77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7822" calcext:value-type="float">
            <text:p>0.78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.5803" calcext:value-type="float">
            <text:p>25.580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766" calcext:value-type="float">
            <text:p>0.77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" calcext:value-type="float">
            <text:p>0.159</text:p>
          </table:table-cell>
          <table:table-cell office:value-type="float" office:value="0.7802" calcext:value-type="float">
            <text:p>0.78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7623" calcext:value-type="float">
            <text:p>0.76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0.7873" calcext:value-type="float">
            <text:p>0.78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923" calcext:value-type="float">
            <text:p>0.79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7681" calcext:value-type="float">
            <text:p>0.76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7798" calcext:value-type="float">
            <text:p>0.77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829" calcext:value-type="float">
            <text:p>0.78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8044" calcext:value-type="float">
            <text:p>0.80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7685" calcext:value-type="float">
            <text:p>0.76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7925" calcext:value-type="float">
            <text:p>0.79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9" calcext:value-type="float">
            <text:p>0.179</text:p>
          </table:table-cell>
          <table:table-cell office:value-type="float" office:value="0.7658" calcext:value-type="float">
            <text:p>0.76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7854" calcext:value-type="float">
            <text:p>0.78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.8237" calcext:value-type="float">
            <text:p>24.823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836" calcext:value-type="float">
            <text:p>0.78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7814" calcext:value-type="float">
            <text:p>0.78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7887" calcext:value-type="float">
            <text:p>0.78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7738" calcext:value-type="float">
            <text:p>0.77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8019" calcext:value-type="float">
            <text:p>0.8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7919" calcext:value-type="float">
            <text:p>0.79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7802" calcext:value-type="float">
            <text:p>0.78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7933" calcext:value-type="float">
            <text:p>0.79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7862" calcext:value-type="float">
            <text:p>0.78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7907" calcext:value-type="float">
            <text:p>0.79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7993" calcext:value-type="float">
            <text:p>0.79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7766" calcext:value-type="float">
            <text:p>0.77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7811" calcext:value-type="float">
            <text:p>0.78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.3298" calcext:value-type="float">
            <text:p>24.32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872" calcext:value-type="float">
            <text:p>0.78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0.7825" calcext:value-type="float">
            <text:p>0.78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7881" calcext:value-type="float">
            <text:p>0.78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7891" calcext:value-type="float">
            <text:p>0.78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7832" calcext:value-type="float">
            <text:p>0.78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7971" calcext:value-type="float">
            <text:p>0.79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7769" calcext:value-type="float">
            <text:p>0.77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7633" calcext:value-type="float">
            <text:p>0.76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7773" calcext:value-type="float">
            <text:p>0.77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float" office:value="0.7857" calcext:value-type="float">
            <text:p>0.78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7918" calcext:value-type="float">
            <text:p>0.79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7851" calcext:value-type="float">
            <text:p>0.78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7863" calcext:value-type="float">
            <text:p>0.78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7983" calcext:value-type="float">
            <text:p>0.798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.994" calcext:value-type="float">
            <text:p>23.99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912" calcext:value-type="float">
            <text:p>0.79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7834" calcext:value-type="float">
            <text:p>0.78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8001" calcext:value-type="float">
            <text:p>0.8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7779" calcext:value-type="float">
            <text:p>0.77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0.8051" calcext:value-type="float">
            <text:p>0.80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0.7954" calcext:value-type="float">
            <text:p>0.79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7731" calcext:value-type="float">
            <text:p>0.77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7629" calcext:value-type="float">
            <text:p>0.76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7946" calcext:value-type="float">
            <text:p>0.79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7867" calcext:value-type="float">
            <text:p>0.78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7881" calcext:value-type="float">
            <text:p>0.78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709" calcext:value-type="float">
            <text:p>0.77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7731" calcext:value-type="float">
            <text:p>0.77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7768" calcext:value-type="float">
            <text:p>0.77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.746" calcext:value-type="float">
            <text:p>23.74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928" calcext:value-type="float">
            <text:p>0.792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7645" calcext:value-type="float">
            <text:p>0.76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7851" calcext:value-type="float">
            <text:p>0.78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7861" calcext:value-type="float">
            <text:p>0.78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7675" calcext:value-type="float">
            <text:p>0.76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9" calcext:value-type="float">
            <text:p>0.179</text:p>
          </table:table-cell>
          <table:table-cell office:value-type="float" office:value="0.7763" calcext:value-type="float">
            <text:p>0.77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7921" calcext:value-type="float">
            <text:p>0.79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4" calcext:value-type="float">
            <text:p>0.194</text:p>
          </table:table-cell>
          <table:table-cell office:value-type="float" office:value="0.7963" calcext:value-type="float">
            <text:p>0.79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7827" calcext:value-type="float">
            <text:p>0.78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" calcext:value-type="float">
            <text:p>0.163</text:p>
          </table:table-cell>
          <table:table-cell office:value-type="float" office:value="0.7758" calcext:value-type="float">
            <text:p>0.77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7965" calcext:value-type="float">
            <text:p>0.79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7788" calcext:value-type="float">
            <text:p>0.77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.4027" calcext:value-type="float">
            <text:p>23.40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956" calcext:value-type="float">
            <text:p>0.795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7937" calcext:value-type="float">
            <text:p>0.79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7905" calcext:value-type="float">
            <text:p>0.79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7962" calcext:value-type="float">
            <text:p>0.79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7818" calcext:value-type="float">
            <text:p>0.78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7794" calcext:value-type="float">
            <text:p>0.77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8053" calcext:value-type="float">
            <text:p>0.80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8119" calcext:value-type="float">
            <text:p>0.81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004" calcext:value-type="float">
            <text:p>0.80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7811" calcext:value-type="float">
            <text:p>0.78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7785" calcext:value-type="float">
            <text:p>0.77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7936" calcext:value-type="float">
            <text:p>0.79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.1576" calcext:value-type="float">
            <text:p>23.157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969" calcext:value-type="float">
            <text:p>0.796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7964" calcext:value-type="float">
            <text:p>0.79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8039" calcext:value-type="float">
            <text:p>0.80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7903" calcext:value-type="float">
            <text:p>0.79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7817" calcext:value-type="float">
            <text:p>0.78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7979" calcext:value-type="float">
            <text:p>0.79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7907" calcext:value-type="float">
            <text:p>0.79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8017" calcext:value-type="float">
            <text:p>0.80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8064" calcext:value-type="float">
            <text:p>0.80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7826" calcext:value-type="float">
            <text:p>0.78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8144" calcext:value-type="float">
            <text:p>0.81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.9456" calcext:value-type="float">
            <text:p>22.945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986" calcext:value-type="float">
            <text:p>0.798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7829" calcext:value-type="float">
            <text:p>0.78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7865" calcext:value-type="float">
            <text:p>0.78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7989" calcext:value-type="float">
            <text:p>0.79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957" calcext:value-type="float">
            <text:p>0.79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7749" calcext:value-type="float">
            <text:p>0.77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7875" calcext:value-type="float">
            <text:p>0.78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7921" calcext:value-type="float">
            <text:p>0.79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7671" calcext:value-type="float">
            <text:p>0.76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7819" calcext:value-type="float">
            <text:p>0.78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7949" calcext:value-type="float">
            <text:p>0.79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.7701" calcext:value-type="float">
            <text:p>22.77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7998" calcext:value-type="float">
            <text:p>0.799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0.8059" calcext:value-type="float">
            <text:p>0.80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8032" calcext:value-type="float">
            <text:p>0.80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8043" calcext:value-type="float">
            <text:p>0.80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7891" calcext:value-type="float">
            <text:p>0.78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8006" calcext:value-type="float">
            <text:p>0.80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7981" calcext:value-type="float">
            <text:p>0.79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8069" calcext:value-type="float">
            <text:p>0.80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7909" calcext:value-type="float">
            <text:p>0.79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8037" calcext:value-type="float">
            <text:p>0.80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7889" calcext:value-type="float">
            <text:p>0.78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7939" calcext:value-type="float">
            <text:p>0.79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7937" calcext:value-type="float">
            <text:p>0.79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7738" calcext:value-type="float">
            <text:p>0.77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8052" calcext:value-type="float">
            <text:p>0.80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" calcext:value-type="float">
            <text:p>0.131</text:p>
          </table:table-cell>
          <table:table-cell office:value-type="float" office:value="0.7755" calcext:value-type="float">
            <text:p>0.77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.564" calcext:value-type="float">
            <text:p>22.56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8087" calcext:value-type="float">
            <text:p>0.80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7791" calcext:value-type="float">
            <text:p>0.77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7831" calcext:value-type="float">
            <text:p>0.78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8023" calcext:value-type="float">
            <text:p>0.80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7846" calcext:value-type="float">
            <text:p>0.78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8037" calcext:value-type="float">
            <text:p>0.80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7865" calcext:value-type="float">
            <text:p>0.78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7927" calcext:value-type="float">
            <text:p>0.79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8184" calcext:value-type="float">
            <text:p>0.81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8026" calcext:value-type="float">
            <text:p>0.80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2.3776" calcext:value-type="float">
            <text:p>22.377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float" office:value="0.8043" calcext:value-type="float">
            <text:p>0.80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7849" calcext:value-type="float">
            <text:p>0.78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7947" calcext:value-type="float">
            <text:p>0.79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" calcext:value-type="float">
            <text:p>0.163</text:p>
          </table:table-cell>
          <table:table-cell office:value-type="float" office:value="0.7974" calcext:value-type="float">
            <text:p>0.79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12" calcext:value-type="float">
            <text:p>0.80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7873" calcext:value-type="float">
            <text:p>0.78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7935" calcext:value-type="float">
            <text:p>0.79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8157" calcext:value-type="float">
            <text:p>0.81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7965" calcext:value-type="float">
            <text:p>0.79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7861" calcext:value-type="float">
            <text:p>0.78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7912" calcext:value-type="float">
            <text:p>0.79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7927" calcext:value-type="float">
            <text:p>0.79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8072" calcext:value-type="float">
            <text:p>0.807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2.2763" calcext:value-type="float">
            <text:p>22.27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35" calcext:value-type="float">
            <text:p>0.803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7864" calcext:value-type="float">
            <text:p>0.78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8033" calcext:value-type="float">
            <text:p>0.80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8032" calcext:value-type="float">
            <text:p>0.80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7854" calcext:value-type="float">
            <text:p>0.78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8113" calcext:value-type="float">
            <text:p>0.81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7949" calcext:value-type="float">
            <text:p>0.79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8019" calcext:value-type="float">
            <text:p>0.8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8013" calcext:value-type="float">
            <text:p>0.80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8015" calcext:value-type="float">
            <text:p>0.80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8153" calcext:value-type="float">
            <text:p>0.815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2.1205" calcext:value-type="float">
            <text:p>22.12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4" calcext:value-type="float">
            <text:p>0.8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7819" calcext:value-type="float">
            <text:p>0.78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8036" calcext:value-type="float">
            <text:p>0.80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7932" calcext:value-type="float">
            <text:p>0.79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7989" calcext:value-type="float">
            <text:p>0.79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8096" calcext:value-type="float">
            <text:p>0.80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8188" calcext:value-type="float">
            <text:p>0.81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8077" calcext:value-type="float">
            <text:p>0.80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8041" calcext:value-type="float">
            <text:p>0.80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7869" calcext:value-type="float">
            <text:p>0.78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8199" calcext:value-type="float">
            <text:p>0.81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8134" calcext:value-type="float">
            <text:p>0.81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8057" calcext:value-type="float">
            <text:p>0.80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.0157" calcext:value-type="float">
            <text:p>22.015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51" calcext:value-type="float">
            <text:p>0.805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8078" calcext:value-type="float">
            <text:p>0.80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8104" calcext:value-type="float">
            <text:p>0.81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7964" calcext:value-type="float">
            <text:p>0.79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8012" calcext:value-type="float">
            <text:p>0.80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8095" calcext:value-type="float">
            <text:p>0.80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8012" calcext:value-type="float">
            <text:p>0.80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8083" calcext:value-type="float">
            <text:p>0.80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8003" calcext:value-type="float">
            <text:p>0.80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8014" calcext:value-type="float">
            <text:p>0.80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7953" calcext:value-type="float">
            <text:p>0.79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7915" calcext:value-type="float">
            <text:p>0.79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978" calcext:value-type="float">
            <text:p>0.79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.8558" calcext:value-type="float">
            <text:p>21.855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26" calcext:value-type="float">
            <text:p>0.80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8007" calcext:value-type="float">
            <text:p>0.80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8094" calcext:value-type="float">
            <text:p>0.80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7925" calcext:value-type="float">
            <text:p>0.79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8034" calcext:value-type="float">
            <text:p>0.80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7942" calcext:value-type="float">
            <text:p>0.79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8062" calcext:value-type="float">
            <text:p>0.80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8102" calcext:value-type="float">
            <text:p>0.81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132" calcext:value-type="float">
            <text:p>0.81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7913" calcext:value-type="float">
            <text:p>0.79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7983" calcext:value-type="float">
            <text:p>0.79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8089" calcext:value-type="float">
            <text:p>0.80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8059" calcext:value-type="float">
            <text:p>0.80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.7714" calcext:value-type="float">
            <text:p>21.77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65" calcext:value-type="float">
            <text:p>0.806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8041" calcext:value-type="float">
            <text:p>0.80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8047" calcext:value-type="float">
            <text:p>0.80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8131" calcext:value-type="float">
            <text:p>0.81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8039" calcext:value-type="float">
            <text:p>0.80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7879" calcext:value-type="float">
            <text:p>0.78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8109" calcext:value-type="float">
            <text:p>0.81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081" calcext:value-type="float">
            <text:p>0.80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8029" calcext:value-type="float">
            <text:p>0.80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8086" calcext:value-type="float">
            <text:p>0.80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8177" calcext:value-type="float">
            <text:p>0.81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8103" calcext:value-type="float">
            <text:p>0.81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7986" calcext:value-type="float">
            <text:p>0.79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8061" calcext:value-type="float">
            <text:p>0.806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.666" calcext:value-type="float">
            <text:p>21.66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74" calcext:value-type="float">
            <text:p>0.807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8248" calcext:value-type="float">
            <text:p>0.82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8171" calcext:value-type="float">
            <text:p>0.81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8038" calcext:value-type="float">
            <text:p>0.80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7933" calcext:value-type="float">
            <text:p>0.79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7951" calcext:value-type="float">
            <text:p>0.79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77" calcext:value-type="float">
            <text:p>0.80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7924" calcext:value-type="float">
            <text:p>0.79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7919" calcext:value-type="float">
            <text:p>0.79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7971" calcext:value-type="float">
            <text:p>0.79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5684" calcext:value-type="float">
            <text:p>21.568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8358" calcext:value-type="float">
            <text:p>0.83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8266" calcext:value-type="float">
            <text:p>0.82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7946" calcext:value-type="float">
            <text:p>0.79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7879" calcext:value-type="float">
            <text:p>0.78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7927" calcext:value-type="float">
            <text:p>0.79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8055" calcext:value-type="float">
            <text:p>0.80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8121" calcext:value-type="float">
            <text:p>0.8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7885" calcext:value-type="float">
            <text:p>0.78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7979" calcext:value-type="float">
            <text:p>0.79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8023" calcext:value-type="float">
            <text:p>0.80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7975" calcext:value-type="float">
            <text:p>0.79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8213" calcext:value-type="float">
            <text:p>0.82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1.4113" calcext:value-type="float">
            <text:p>21.41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89" calcext:value-type="float">
            <text:p>0.80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7" calcext:value-type="float">
            <text:p>0.167</text:p>
          </table:table-cell>
          <table:table-cell office:value-type="float" office:value="0.7878" calcext:value-type="float">
            <text:p>0.78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8179" calcext:value-type="float">
            <text:p>0.81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8253" calcext:value-type="float">
            <text:p>0.82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7911" calcext:value-type="float">
            <text:p>0.79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8098" calcext:value-type="float">
            <text:p>0.80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8292" calcext:value-type="float">
            <text:p>0.82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298" calcext:value-type="float">
            <text:p>0.82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" calcext:value-type="float">
            <text:p>0.137</text:p>
          </table:table-cell>
          <table:table-cell office:value-type="float" office:value="0.8087" calcext:value-type="float">
            <text:p>0.80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8124" calcext:value-type="float">
            <text:p>0.81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8106" calcext:value-type="float">
            <text:p>0.81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8177" calcext:value-type="float">
            <text:p>0.81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7839" calcext:value-type="float">
            <text:p>0.78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7814" calcext:value-type="float">
            <text:p>0.781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.2839" calcext:value-type="float">
            <text:p>21.283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82" calcext:value-type="float">
            <text:p>0.808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8008" calcext:value-type="float">
            <text:p>0.80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0.8218" calcext:value-type="float">
            <text:p>0.82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8045" calcext:value-type="float">
            <text:p>0.80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8111" calcext:value-type="float">
            <text:p>0.81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8038" calcext:value-type="float">
            <text:p>0.80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 office:value-type="float" office:value="0.7912" calcext:value-type="float">
            <text:p>0.79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8019" calcext:value-type="float">
            <text:p>0.80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8082" calcext:value-type="float">
            <text:p>0.80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8157" calcext:value-type="float">
            <text:p>0.81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8042" calcext:value-type="float">
            <text:p>0.80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7843" calcext:value-type="float">
            <text:p>0.78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8296" calcext:value-type="float">
            <text:p>0.82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8007" calcext:value-type="float">
            <text:p>0.80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.2208" calcext:value-type="float">
            <text:p>21.220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95" calcext:value-type="float">
            <text:p>0.80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7838" calcext:value-type="float">
            <text:p>0.78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8133" calcext:value-type="float">
            <text:p>0.81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8025" calcext:value-type="float">
            <text:p>0.80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8109" calcext:value-type="float">
            <text:p>0.81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8005" calcext:value-type="float">
            <text:p>0.80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8205" calcext:value-type="float">
            <text:p>0.82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7838" calcext:value-type="float">
            <text:p>0.78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8098" calcext:value-type="float">
            <text:p>0.80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7904" calcext:value-type="float">
            <text:p>0.79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9" calcext:value-type="float">
            <text:p>0.169</text:p>
          </table:table-cell>
          <table:table-cell office:value-type="float" office:value="0.7962" calcext:value-type="float">
            <text:p>0.79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8159" calcext:value-type="float">
            <text:p>0.81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8122" calcext:value-type="float">
            <text:p>0.81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222" calcext:value-type="float">
            <text:p>0.82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7994" calcext:value-type="float">
            <text:p>0.799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.1716" calcext:value-type="float">
            <text:p>21.17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04" calcext:value-type="float">
            <text:p>0.81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8117" calcext:value-type="float">
            <text:p>0.81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8118" calcext:value-type="float">
            <text:p>0.81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8034" calcext:value-type="float">
            <text:p>0.80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8065" calcext:value-type="float">
            <text:p>0.80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7997" calcext:value-type="float">
            <text:p>0.79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8043" calcext:value-type="float">
            <text:p>0.80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" calcext:value-type="float">
            <text:p>0.154</text:p>
          </table:table-cell>
          <table:table-cell office:value-type="float" office:value="0.8056" calcext:value-type="float">
            <text:p>0.80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8082" calcext:value-type="float">
            <text:p>0.80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8079" calcext:value-type="float">
            <text:p>0.80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7951" calcext:value-type="float">
            <text:p>0.79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8078" calcext:value-type="float">
            <text:p>0.80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8231" calcext:value-type="float">
            <text:p>0.82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.1078" calcext:value-type="float">
            <text:p>21.10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095" calcext:value-type="float">
            <text:p>0.80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8054" calcext:value-type="float">
            <text:p>0.8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7977" calcext:value-type="float">
            <text:p>0.79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0.8065" calcext:value-type="float">
            <text:p>0.80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7939" calcext:value-type="float">
            <text:p>0.79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095" calcext:value-type="float">
            <text:p>0.80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8027" calcext:value-type="float">
            <text:p>0.80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8099" calcext:value-type="float">
            <text:p>0.80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8186" calcext:value-type="float">
            <text:p>0.81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8007" calcext:value-type="float">
            <text:p>0.80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8189" calcext:value-type="float">
            <text:p>0.81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8261" calcext:value-type="float">
            <text:p>0.82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8151" calcext:value-type="float">
            <text:p>0.8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.0022" calcext:value-type="float">
            <text:p>21.002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04" calcext:value-type="float">
            <text:p>0.81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0.8067" calcext:value-type="float">
            <text:p>0.80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7837" calcext:value-type="float">
            <text:p>0.78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8078" calcext:value-type="float">
            <text:p>0.80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8112" calcext:value-type="float">
            <text:p>0.81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8083" calcext:value-type="float">
            <text:p>0.80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8139" calcext:value-type="float">
            <text:p>0.81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8199" calcext:value-type="float">
            <text:p>0.81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8075" calcext:value-type="float">
            <text:p>0.80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0.7948" calcext:value-type="float">
            <text:p>0.79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office:value-type="float" office:value="0.7931" calcext:value-type="float">
            <text:p>0.79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8387" calcext:value-type="float">
            <text:p>0.83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.9265" calcext:value-type="float">
            <text:p>20.926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01" calcext:value-type="float">
            <text:p>0.81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0.8071" calcext:value-type="float">
            <text:p>0.8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8167" calcext:value-type="float">
            <text:p>0.81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8267" calcext:value-type="float">
            <text:p>0.82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124" calcext:value-type="float">
            <text:p>0.81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7907" calcext:value-type="float">
            <text:p>0.79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8075" calcext:value-type="float">
            <text:p>0.80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8091" calcext:value-type="float">
            <text:p>0.80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8135" calcext:value-type="float">
            <text:p>0.81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8062" calcext:value-type="float">
            <text:p>0.80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8287" calcext:value-type="float">
            <text:p>0.82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7984" calcext:value-type="float">
            <text:p>0.79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8114" calcext:value-type="float">
            <text:p>0.811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.8677" calcext:value-type="float">
            <text:p>20.867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18" calcext:value-type="float">
            <text:p>0.811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" calcext:value-type="float">
            <text:p>0.147</text:p>
          </table:table-cell>
          <table:table-cell office:value-type="float" office:value="0.8186" calcext:value-type="float">
            <text:p>0.81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8176" calcext:value-type="float">
            <text:p>0.81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float" office:value="0.8261" calcext:value-type="float">
            <text:p>0.82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8264" calcext:value-type="float">
            <text:p>0.82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8164" calcext:value-type="float">
            <text:p>0.81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8054" calcext:value-type="float">
            <text:p>0.8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7943" calcext:value-type="float">
            <text:p>0.79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8334" calcext:value-type="float">
            <text:p>0.83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8002" calcext:value-type="float">
            <text:p>0.8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8142" calcext:value-type="float">
            <text:p>0.81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8015" calcext:value-type="float">
            <text:p>0.80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107" calcext:value-type="float">
            <text:p>0.81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8068" calcext:value-type="float">
            <text:p>0.80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.7722" calcext:value-type="float">
            <text:p>20.772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12" calcext:value-type="float">
            <text:p>0.81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8099" calcext:value-type="float">
            <text:p>0.80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8122" calcext:value-type="float">
            <text:p>0.81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7949" calcext:value-type="float">
            <text:p>0.79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8287" calcext:value-type="float">
            <text:p>0.82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7976" calcext:value-type="float">
            <text:p>0.79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937" calcext:value-type="float">
            <text:p>0.79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7973" calcext:value-type="float">
            <text:p>0.79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0.8111" calcext:value-type="float">
            <text:p>0.81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7845" calcext:value-type="float">
            <text:p>0.78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7979" calcext:value-type="float">
            <text:p>0.79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0.8193" calcext:value-type="float">
            <text:p>0.81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8068" calcext:value-type="float">
            <text:p>0.806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.7299" calcext:value-type="float">
            <text:p>20.72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09" calcext:value-type="float">
            <text:p>0.810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7946" calcext:value-type="float">
            <text:p>0.79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8028" calcext:value-type="float">
            <text:p>0.80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float" office:value="0.7964" calcext:value-type="float">
            <text:p>0.79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8217" calcext:value-type="float">
            <text:p>0.82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7995" calcext:value-type="float">
            <text:p>0.79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8176" calcext:value-type="float">
            <text:p>0.81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8072" calcext:value-type="float">
            <text:p>0.80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185" calcext:value-type="float">
            <text:p>0.81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7983" calcext:value-type="float">
            <text:p>0.79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8001" calcext:value-type="float">
            <text:p>0.8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.6613" calcext:value-type="float">
            <text:p>20.66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23" calcext:value-type="float">
            <text:p>0.81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8147" calcext:value-type="float">
            <text:p>0.81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7888" calcext:value-type="float">
            <text:p>0.78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8165" calcext:value-type="float">
            <text:p>0.81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8135" calcext:value-type="float">
            <text:p>0.81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8214" calcext:value-type="float">
            <text:p>0.82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8276" calcext:value-type="float">
            <text:p>0.82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8015" calcext:value-type="float">
            <text:p>0.80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8027" calcext:value-type="float">
            <text:p>0.802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.5866" calcext:value-type="float">
            <text:p>20.586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29" calcext:value-type="float">
            <text:p>0.812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8078" calcext:value-type="float">
            <text:p>0.80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8173" calcext:value-type="float">
            <text:p>0.81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7994" calcext:value-type="float">
            <text:p>0.79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8197" calcext:value-type="float">
            <text:p>0.81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7797" calcext:value-type="float">
            <text:p>0.77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 office:value-type="float" office:value="0.8071" calcext:value-type="float">
            <text:p>0.8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8183" calcext:value-type="float">
            <text:p>0.81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7835" calcext:value-type="float">
            <text:p>0.78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8118" calcext:value-type="float">
            <text:p>0.81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8092" calcext:value-type="float">
            <text:p>0.809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.5374" calcext:value-type="float">
            <text:p>20.537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05" calcext:value-type="float">
            <text:p>0.81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7946" calcext:value-type="float">
            <text:p>0.79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8208" calcext:value-type="float">
            <text:p>0.82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8267" calcext:value-type="float">
            <text:p>0.82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8218" calcext:value-type="float">
            <text:p>0.82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8077" calcext:value-type="float">
            <text:p>0.80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" calcext:value-type="float">
            <text:p>0.12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8008" calcext:value-type="float">
            <text:p>0.80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8138" calcext:value-type="float">
            <text:p>0.81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8054" calcext:value-type="float">
            <text:p>0.8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8092" calcext:value-type="float">
            <text:p>0.80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8118" calcext:value-type="float">
            <text:p>0.81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8242" calcext:value-type="float">
            <text:p>0.82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8153" calcext:value-type="float">
            <text:p>0.81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226" calcext:value-type="float">
            <text:p>0.822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.4436" calcext:value-type="float">
            <text:p>20.443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28" calcext:value-type="float">
            <text:p>0.812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8446" calcext:value-type="float">
            <text:p>0.84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8249" calcext:value-type="float">
            <text:p>0.82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8151" calcext:value-type="float">
            <text:p>0.8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048" calcext:value-type="float">
            <text:p>0.80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7842" calcext:value-type="float">
            <text:p>0.78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7936" calcext:value-type="float">
            <text:p>0.79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8006" calcext:value-type="float">
            <text:p>0.80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8137" calcext:value-type="float">
            <text:p>0.81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0.8071" calcext:value-type="float">
            <text:p>0.80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8193" calcext:value-type="float">
            <text:p>0.81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8126" calcext:value-type="float">
            <text:p>0.81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8141" calcext:value-type="float">
            <text:p>0.814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.3812" calcext:value-type="float">
            <text:p>20.381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11" calcext:value-type="float">
            <text:p>0.811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8079" calcext:value-type="float">
            <text:p>0.80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7973" calcext:value-type="float">
            <text:p>0.79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7892" calcext:value-type="float">
            <text:p>0.78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8183" calcext:value-type="float">
            <text:p>0.81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7979" calcext:value-type="float">
            <text:p>0.79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8126" calcext:value-type="float">
            <text:p>0.81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8258" calcext:value-type="float">
            <text:p>0.82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0.8216" calcext:value-type="float">
            <text:p>0.82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7962" calcext:value-type="float">
            <text:p>0.796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.3529" calcext:value-type="float">
            <text:p>20.352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13" calcext:value-type="float">
            <text:p>0.81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8178" calcext:value-type="float">
            <text:p>0.81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7873" calcext:value-type="float">
            <text:p>0.78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7939" calcext:value-type="float">
            <text:p>0.79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7995" calcext:value-type="float">
            <text:p>0.79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8076" calcext:value-type="float">
            <text:p>0.80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8245" calcext:value-type="float">
            <text:p>0.82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8129" calcext:value-type="float">
            <text:p>0.81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8096" calcext:value-type="float">
            <text:p>0.80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7931" calcext:value-type="float">
            <text:p>0.79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148" calcext:value-type="float">
            <text:p>0.81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7966" calcext:value-type="float">
            <text:p>0.79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7916" calcext:value-type="float">
            <text:p>0.79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8157" calcext:value-type="float">
            <text:p>0.815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.2705" calcext:value-type="float">
            <text:p>20.27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29" calcext:value-type="float">
            <text:p>0.812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8187" calcext:value-type="float">
            <text:p>0.81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8297" calcext:value-type="float">
            <text:p>0.82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0.8181" calcext:value-type="float">
            <text:p>0.81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8161" calcext:value-type="float">
            <text:p>0.81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8241" calcext:value-type="float">
            <text:p>0.82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8105" calcext:value-type="float">
            <text:p>0.81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8245" calcext:value-type="float">
            <text:p>0.82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8188" calcext:value-type="float">
            <text:p>0.81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8161" calcext:value-type="float">
            <text:p>0.81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8021" calcext:value-type="float">
            <text:p>0.80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7984" calcext:value-type="float">
            <text:p>0.798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.2368" calcext:value-type="float">
            <text:p>20.23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38" calcext:value-type="float">
            <text:p>0.81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8154" calcext:value-type="float">
            <text:p>0.81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0.8132" calcext:value-type="float">
            <text:p>0.81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8107" calcext:value-type="float">
            <text:p>0.81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46" calcext:value-type="float">
            <text:p>0.82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8227" calcext:value-type="float">
            <text:p>0.82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8061" calcext:value-type="float">
            <text:p>0.80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8012" calcext:value-type="float">
            <text:p>0.80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8075" calcext:value-type="float">
            <text:p>0.80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8327" calcext:value-type="float">
            <text:p>0.83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8214" calcext:value-type="float">
            <text:p>0.82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8059" calcext:value-type="float">
            <text:p>0.80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8194" calcext:value-type="float">
            <text:p>0.81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8064" calcext:value-type="float">
            <text:p>0.806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.2209" calcext:value-type="float">
            <text:p>20.22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36" calcext:value-type="float">
            <text:p>0.81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8138" calcext:value-type="float">
            <text:p>0.81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8278" calcext:value-type="float">
            <text:p>0.82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8279" calcext:value-type="float">
            <text:p>0.82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8211" calcext:value-type="float">
            <text:p>0.82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8068" calcext:value-type="float">
            <text:p>0.80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8039" calcext:value-type="float">
            <text:p>0.80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009" calcext:value-type="float">
            <text:p>0.80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8226" calcext:value-type="float">
            <text:p>0.82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8107" calcext:value-type="float">
            <text:p>0.81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8126" calcext:value-type="float">
            <text:p>0.81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8228" calcext:value-type="float">
            <text:p>0.82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8243" calcext:value-type="float">
            <text:p>0.82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.158</text:p>
          </table:table-cell>
          <table:table-cell office:value-type="float" office:value="0.8182" calcext:value-type="float">
            <text:p>0.81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114" calcext:value-type="float">
            <text:p>0.811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.1804" calcext:value-type="float">
            <text:p>20.180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27" calcext:value-type="float">
            <text:p>0.81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office:value-type="float" office:value="0.7995" calcext:value-type="float">
            <text:p>0.79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8041" calcext:value-type="float">
            <text:p>0.80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8103" calcext:value-type="float">
            <text:p>0.81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8248" calcext:value-type="float">
            <text:p>0.82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137" calcext:value-type="float">
            <text:p>0.81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8193" calcext:value-type="float">
            <text:p>0.81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.158</text:p>
          </table:table-cell>
          <table:table-cell office:value-type="float" office:value="0.8026" calcext:value-type="float">
            <text:p>0.80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7868" calcext:value-type="float">
            <text:p>0.78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8155" calcext:value-type="float">
            <text:p>0.81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8208" calcext:value-type="float">
            <text:p>0.82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8051" calcext:value-type="float">
            <text:p>0.80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8143" calcext:value-type="float">
            <text:p>0.814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0598" calcext:value-type="float">
            <text:p>20.05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53" calcext:value-type="float">
            <text:p>0.815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8127" calcext:value-type="float">
            <text:p>0.81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0.7921" calcext:value-type="float">
            <text:p>0.79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0.7936" calcext:value-type="float">
            <text:p>0.79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8339" calcext:value-type="float">
            <text:p>0.83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346" calcext:value-type="float">
            <text:p>0.83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8104" calcext:value-type="float">
            <text:p>0.81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8229" calcext:value-type="float">
            <text:p>0.82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8194" calcext:value-type="float">
            <text:p>0.81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8298" calcext:value-type="float">
            <text:p>0.82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8062" calcext:value-type="float">
            <text:p>0.80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8229" calcext:value-type="float">
            <text:p>0.82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8124" calcext:value-type="float">
            <text:p>0.81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8183" calcext:value-type="float">
            <text:p>0.81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8011" calcext:value-type="float">
            <text:p>0.801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.0003" calcext:value-type="float">
            <text:p>20.000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49" calcext:value-type="float">
            <text:p>0.81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8124" calcext:value-type="float">
            <text:p>0.81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8054" calcext:value-type="float">
            <text:p>0.8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7991" calcext:value-type="float">
            <text:p>0.79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8068" calcext:value-type="float">
            <text:p>0.80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8242" calcext:value-type="float">
            <text:p>0.82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8001" calcext:value-type="float">
            <text:p>0.8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847" calcext:value-type="float">
            <text:p>0.78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8173" calcext:value-type="float">
            <text:p>0.81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8254" calcext:value-type="float">
            <text:p>0.82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8135" calcext:value-type="float">
            <text:p>0.81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8131" calcext:value-type="float">
            <text:p>0.81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8057" calcext:value-type="float">
            <text:p>0.80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8077" calcext:value-type="float">
            <text:p>0.80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8155" calcext:value-type="float">
            <text:p>0.81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8087" calcext:value-type="float">
            <text:p>0.808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.9675" calcext:value-type="float">
            <text:p>19.96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35" calcext:value-type="float">
            <text:p>0.813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8234" calcext:value-type="float">
            <text:p>0.82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8251" calcext:value-type="float">
            <text:p>0.82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8134" calcext:value-type="float">
            <text:p>0.81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8045" calcext:value-type="float">
            <text:p>0.80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8079" calcext:value-type="float">
            <text:p>0.80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8159" calcext:value-type="float">
            <text:p>0.81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8109" calcext:value-type="float">
            <text:p>0.81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8172" calcext:value-type="float">
            <text:p>0.81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0.8106" calcext:value-type="float">
            <text:p>0.81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8131" calcext:value-type="float">
            <text:p>0.813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.9383" calcext:value-type="float">
            <text:p>19.938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02" calcext:value-type="float">
            <text:p>0.810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8011" calcext:value-type="float">
            <text:p>0.80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8302" calcext:value-type="float">
            <text:p>0.83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8214" calcext:value-type="float">
            <text:p>0.82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8094" calcext:value-type="float">
            <text:p>0.80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8336" calcext:value-type="float">
            <text:p>0.83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8219" calcext:value-type="float">
            <text:p>0.82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8134" calcext:value-type="float">
            <text:p>0.81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7981" calcext:value-type="float">
            <text:p>0.79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8109" calcext:value-type="float">
            <text:p>0.81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7971" calcext:value-type="float">
            <text:p>0.79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.9387" calcext:value-type="float">
            <text:p>19.93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46" calcext:value-type="float">
            <text:p>0.814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8086" calcext:value-type="float">
            <text:p>0.80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8178" calcext:value-type="float">
            <text:p>0.81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8039" calcext:value-type="float">
            <text:p>0.80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8039" calcext:value-type="float">
            <text:p>0.80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7905" calcext:value-type="float">
            <text:p>0.79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7997" calcext:value-type="float">
            <text:p>0.79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0.8134" calcext:value-type="float">
            <text:p>0.81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8068" calcext:value-type="float">
            <text:p>0.80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8119" calcext:value-type="float">
            <text:p>0.81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8058" calcext:value-type="float">
            <text:p>0.80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8142" calcext:value-type="float">
            <text:p>0.81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8072" calcext:value-type="float">
            <text:p>0.80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0.8107" calcext:value-type="float">
            <text:p>0.810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.8339" calcext:value-type="float">
            <text:p>19.833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41" calcext:value-type="float">
            <text:p>0.814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float" office:value="0.8037" calcext:value-type="float">
            <text:p>0.80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8178" calcext:value-type="float">
            <text:p>0.81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8103" calcext:value-type="float">
            <text:p>0.81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7924" calcext:value-type="float">
            <text:p>0.79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8199" calcext:value-type="float">
            <text:p>0.81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7988" calcext:value-type="float">
            <text:p>0.79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8268" calcext:value-type="float">
            <text:p>0.82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0.8056" calcext:value-type="float">
            <text:p>0.80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8042" calcext:value-type="float">
            <text:p>0.80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8268" calcext:value-type="float">
            <text:p>0.82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8231" calcext:value-type="float">
            <text:p>0.82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8139" calcext:value-type="float">
            <text:p>0.81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8245" calcext:value-type="float">
            <text:p>0.82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8072" calcext:value-type="float">
            <text:p>0.80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8249" calcext:value-type="float">
            <text:p>0.824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.8092" calcext:value-type="float">
            <text:p>19.809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09" calcext:value-type="float">
            <text:p>0.810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8224" calcext:value-type="float">
            <text:p>0.82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8067" calcext:value-type="float">
            <text:p>0.80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8094" calcext:value-type="float">
            <text:p>0.80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8095" calcext:value-type="float">
            <text:p>0.80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8032" calcext:value-type="float">
            <text:p>0.80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8033" calcext:value-type="float">
            <text:p>0.80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office:value-type="float" office:value="0.8148" calcext:value-type="float">
            <text:p>0.81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8095" calcext:value-type="float">
            <text:p>0.80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office:value-type="float" office:value="0.8122" calcext:value-type="float">
            <text:p>0.81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8151" calcext:value-type="float">
            <text:p>0.8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8083" calcext:value-type="float">
            <text:p>0.808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.7782" calcext:value-type="float">
            <text:p>19.778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56" calcext:value-type="float">
            <text:p>0.815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8024" calcext:value-type="float">
            <text:p>0.80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8038" calcext:value-type="float">
            <text:p>0.80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172" calcext:value-type="float">
            <text:p>0.81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8179" calcext:value-type="float">
            <text:p>0.81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8313" calcext:value-type="float">
            <text:p>0.83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8151" calcext:value-type="float">
            <text:p>0.8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8249" calcext:value-type="float">
            <text:p>0.82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8224" calcext:value-type="float">
            <text:p>0.82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8168" calcext:value-type="float">
            <text:p>0.81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8118" calcext:value-type="float">
            <text:p>0.81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8171" calcext:value-type="float">
            <text:p>0.817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.7378" calcext:value-type="float">
            <text:p>19.73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8156" calcext:value-type="float">
            <text:p>0.815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cess finished with exit code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1:28:46.547533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1:28:48.818201082</meta:creation-date>
    <meta:editing-duration>PT26S</meta:editing-duration>
    <meta:editing-cycles>2</meta:editing-cycles>
    <meta:generator>LibreOffice/5.1.6.2$Linux_X86_64 LibreOffice_project/10m0$Build-2</meta:generator>
    <dc:date>2017-07-15T11:29:13.040379053</dc:date>
    <meta:document-statistic meta:table-count="1" meta:cell-count="2401" meta:object-count="0"/>
  </office:meta>
</office:document-meta>
</file>